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8s" table:style-name="ta1">
        <table:shapes>
          <draw:frame draw:z-index="0" draw:style-name="gr1" draw:text-style-name="P1" svg:width="1008.26pt" svg:height="646.78pt" svg:x="118.52pt" svg:y="3pt">
            <loext:p draw:notify-on-update-of-ranges="18s.A1:18s.A1000 18s.B1:18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4141568" calcext:value-type="float">
            <text:p>-124141568</text:p>
          </table:table-cell>
          <table:table-cell office:value-type="string" calcext:value-type="string">
            <text:p>F899C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4911616" calcext:value-type="float">
            <text:p>-124911616</text:p>
          </table:table-cell>
          <table:table-cell office:value-type="string" calcext:value-type="string">
            <text:p>F88E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5485056" calcext:value-type="float">
            <text:p>-125485056</text:p>
          </table:table-cell>
          <table:table-cell office:value-type="string" calcext:value-type="string">
            <text:p>F885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6009344" calcext:value-type="float">
            <text:p>-126009344</text:p>
          </table:table-cell>
          <table:table-cell office:value-type="string" calcext:value-type="string">
            <text:p>F87D4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6484480" calcext:value-type="float">
            <text:p>-126484480</text:p>
          </table:table-cell>
          <table:table-cell office:value-type="string" calcext:value-type="string">
            <text:p>F876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6910464" calcext:value-type="float">
            <text:p>-126910464</text:p>
          </table:table-cell>
          <table:table-cell office:value-type="string" calcext:value-type="string">
            <text:p>F86F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7303680" calcext:value-type="float">
            <text:p>-127303680</text:p>
          </table:table-cell>
          <table:table-cell office:value-type="string" calcext:value-type="string">
            <text:p>F8698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7746048" calcext:value-type="float">
            <text:p>-127746048</text:p>
          </table:table-cell>
          <table:table-cell office:value-type="string" calcext:value-type="string">
            <text:p>F862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8106496" calcext:value-type="float">
            <text:p>-128106496</text:p>
          </table:table-cell>
          <table:table-cell office:value-type="string" calcext:value-type="string">
            <text:p>F85D4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8319488" calcext:value-type="float">
            <text:p>-128319488</text:p>
          </table:table-cell>
          <table:table-cell office:value-type="string" calcext:value-type="string">
            <text:p>F85A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8368640" calcext:value-type="float">
            <text:p>-128368640</text:p>
          </table:table-cell>
          <table:table-cell office:value-type="string" calcext:value-type="string">
            <text:p>F859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8237568" calcext:value-type="float">
            <text:p>-128237568</text:p>
          </table:table-cell>
          <table:table-cell office:value-type="string" calcext:value-type="string">
            <text:p>F85B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8090112" calcext:value-type="float">
            <text:p>-128090112</text:p>
          </table:table-cell>
          <table:table-cell office:value-type="string" calcext:value-type="string">
            <text:p>F85D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7860736" calcext:value-type="float">
            <text:p>-127860736</text:p>
          </table:table-cell>
          <table:table-cell office:value-type="string" calcext:value-type="string">
            <text:p>F861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7467520" calcext:value-type="float">
            <text:p>-127467520</text:p>
          </table:table-cell>
          <table:table-cell office:value-type="string" calcext:value-type="string">
            <text:p>F867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6992384" calcext:value-type="float">
            <text:p>-126992384</text:p>
          </table:table-cell>
          <table:table-cell office:value-type="string" calcext:value-type="string">
            <text:p>F86E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6418944" calcext:value-type="float">
            <text:p>-126418944</text:p>
          </table:table-cell>
          <table:table-cell office:value-type="string" calcext:value-type="string">
            <text:p>F877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5698048" calcext:value-type="float">
            <text:p>-125698048</text:p>
          </table:table-cell>
          <table:table-cell office:value-type="string" calcext:value-type="string">
            <text:p>F882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4911616" calcext:value-type="float">
            <text:p>-124911616</text:p>
          </table:table-cell>
          <table:table-cell office:value-type="string" calcext:value-type="string">
            <text:p>F88E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6479616" calcext:value-type="float">
            <text:p>-106479616</text:p>
          </table:table-cell>
          <table:table-cell office:value-type="string" calcext:value-type="string">
            <text:p>F9A7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5938944" calcext:value-type="float">
            <text:p>-105938944</text:p>
          </table:table-cell>
          <table:table-cell office:value-type="string" calcext:value-type="string">
            <text:p>F9AF8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5512960" calcext:value-type="float">
            <text:p>-105512960</text:p>
          </table:table-cell>
          <table:table-cell office:value-type="string" calcext:value-type="string">
            <text:p>F9B6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5103360" calcext:value-type="float">
            <text:p>-105103360</text:p>
          </table:table-cell>
          <table:table-cell office:value-type="string" calcext:value-type="string">
            <text:p>F9BC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4759296" calcext:value-type="float">
            <text:p>-104759296</text:p>
          </table:table-cell>
          <table:table-cell office:value-type="string" calcext:value-type="string">
            <text:p>F9C18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4333312" calcext:value-type="float">
            <text:p>-104333312</text:p>
          </table:table-cell>
          <table:table-cell office:value-type="string" calcext:value-type="string">
            <text:p>F9C8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04087552" calcext:value-type="float">
            <text:p>-104087552</text:p>
          </table:table-cell>
          <table:table-cell office:value-type="string" calcext:value-type="string">
            <text:p>F9CBC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04038400" calcext:value-type="float">
            <text:p>-104038400</text:p>
          </table:table-cell>
          <table:table-cell office:value-type="string" calcext:value-type="string">
            <text:p>F9CC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4038400" calcext:value-type="float">
            <text:p>-104038400</text:p>
          </table:table-cell>
          <table:table-cell office:value-type="string" calcext:value-type="string">
            <text:p>F9CC8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4267776" calcext:value-type="float">
            <text:p>-104267776</text:p>
          </table:table-cell>
          <table:table-cell office:value-type="string" calcext:value-type="string">
            <text:p>F9C9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4448000" calcext:value-type="float">
            <text:p>-104448000</text:p>
          </table:table-cell>
          <table:table-cell office:value-type="string" calcext:value-type="string">
            <text:p>F9C64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4644608" calcext:value-type="float">
            <text:p>-104644608</text:p>
          </table:table-cell>
          <table:table-cell office:value-type="string" calcext:value-type="string">
            <text:p>F9C3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5021440" calcext:value-type="float">
            <text:p>-105021440</text:p>
          </table:table-cell>
          <table:table-cell office:value-type="string" calcext:value-type="string">
            <text:p>F9BD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5562112" calcext:value-type="float">
            <text:p>-105562112</text:p>
          </table:table-cell>
          <table:table-cell office:value-type="string" calcext:value-type="string">
            <text:p>F9B5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6217472" calcext:value-type="float">
            <text:p>-106217472</text:p>
          </table:table-cell>
          <table:table-cell office:value-type="string" calcext:value-type="string">
            <text:p>F9AB4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6921984" calcext:value-type="float">
            <text:p>-106921984</text:p>
          </table:table-cell>
          <table:table-cell office:value-type="string" calcext:value-type="string">
            <text:p>F9A08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4665856" calcext:value-type="float">
            <text:p>-124665856</text:p>
          </table:table-cell>
          <table:table-cell office:value-type="string" calcext:value-type="string">
            <text:p>F891C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5337600" calcext:value-type="float">
            <text:p>-125337600</text:p>
          </table:table-cell>
          <table:table-cell office:value-type="string" calcext:value-type="string">
            <text:p>F887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25861888" calcext:value-type="float">
            <text:p>-125861888</text:p>
          </table:table-cell>
          <table:table-cell office:value-type="string" calcext:value-type="string">
            <text:p>F87F8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26304256" calcext:value-type="float">
            <text:p>-126304256</text:p>
          </table:table-cell>
          <table:table-cell office:value-type="string" calcext:value-type="string">
            <text:p>F878C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26763008" calcext:value-type="float">
            <text:p>-126763008</text:p>
          </table:table-cell>
          <table:table-cell office:value-type="string" calcext:value-type="string">
            <text:p>F871C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27172608" calcext:value-type="float">
            <text:p>-127172608</text:p>
          </table:table-cell>
          <table:table-cell office:value-type="string" calcext:value-type="string">
            <text:p>F86B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27565824" calcext:value-type="float">
            <text:p>-127565824</text:p>
          </table:table-cell>
          <table:table-cell office:value-type="string" calcext:value-type="string">
            <text:p>F865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7877120" calcext:value-type="float">
            <text:p>-127877120</text:p>
          </table:table-cell>
          <table:table-cell office:value-type="string" calcext:value-type="string">
            <text:p>F860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8073728" calcext:value-type="float">
            <text:p>-128073728</text:p>
          </table:table-cell>
          <table:table-cell office:value-type="string" calcext:value-type="string">
            <text:p>F85D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28057344" calcext:value-type="float">
            <text:p>-128057344</text:p>
          </table:table-cell>
          <table:table-cell office:value-type="string" calcext:value-type="string">
            <text:p>F85E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27795200" calcext:value-type="float">
            <text:p>-127795200</text:p>
          </table:table-cell>
          <table:table-cell office:value-type="string" calcext:value-type="string">
            <text:p>F862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27434752" calcext:value-type="float">
            <text:p>-127434752</text:p>
          </table:table-cell>
          <table:table-cell office:value-type="string" calcext:value-type="string">
            <text:p>F8678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6959616" calcext:value-type="float">
            <text:p>-126959616</text:p>
          </table:table-cell>
          <table:table-cell office:value-type="string" calcext:value-type="string">
            <text:p>F86EC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26304256" calcext:value-type="float">
            <text:p>-126304256</text:p>
          </table:table-cell>
          <table:table-cell office:value-type="string" calcext:value-type="string">
            <text:p>F878C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25632512" calcext:value-type="float">
            <text:p>-125632512</text:p>
          </table:table-cell>
          <table:table-cell office:value-type="string" calcext:value-type="string">
            <text:p>F8830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4862464" calcext:value-type="float">
            <text:p>-124862464</text:p>
          </table:table-cell>
          <table:table-cell office:value-type="string" calcext:value-type="string">
            <text:p>F88EC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07085824" calcext:value-type="float">
            <text:p>-107085824</text:p>
          </table:table-cell>
          <table:table-cell office:value-type="string" calcext:value-type="string">
            <text:p>F99E0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06020864" calcext:value-type="float">
            <text:p>-106020864</text:p>
          </table:table-cell>
          <table:table-cell office:value-type="string" calcext:value-type="string">
            <text:p>F9AE4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05594880" calcext:value-type="float">
            <text:p>-105594880</text:p>
          </table:table-cell>
          <table:table-cell office:value-type="string" calcext:value-type="string">
            <text:p>F9B4C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05103360" calcext:value-type="float">
            <text:p>-105103360</text:p>
          </table:table-cell>
          <table:table-cell office:value-type="string" calcext:value-type="string">
            <text:p>F9BC4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04677376" calcext:value-type="float">
            <text:p>-104677376</text:p>
          </table:table-cell>
          <table:table-cell office:value-type="string" calcext:value-type="string">
            <text:p>F9C2C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04349696" calcext:value-type="float">
            <text:p>-104349696</text:p>
          </table:table-cell>
          <table:table-cell office:value-type="string" calcext:value-type="string">
            <text:p>F9C7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04136704" calcext:value-type="float">
            <text:p>-104136704</text:p>
          </table:table-cell>
          <table:table-cell office:value-type="string" calcext:value-type="string">
            <text:p>F9CB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04087552" calcext:value-type="float">
            <text:p>-104087552</text:p>
          </table:table-cell>
          <table:table-cell office:value-type="string" calcext:value-type="string">
            <text:p>F9CB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04136704" calcext:value-type="float">
            <text:p>-104136704</text:p>
          </table:table-cell>
          <table:table-cell office:value-type="string" calcext:value-type="string">
            <text:p>F9CB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04202240" calcext:value-type="float">
            <text:p>-104202240</text:p>
          </table:table-cell>
          <table:table-cell office:value-type="string" calcext:value-type="string">
            <text:p>F9CA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04480768" calcext:value-type="float">
            <text:p>-104480768</text:p>
          </table:table-cell>
          <table:table-cell office:value-type="string" calcext:value-type="string">
            <text:p>F9C5C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04824832" calcext:value-type="float">
            <text:p>-104824832</text:p>
          </table:table-cell>
          <table:table-cell office:value-type="string" calcext:value-type="string">
            <text:p>F9C08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5136128" calcext:value-type="float">
            <text:p>-105136128</text:p>
          </table:table-cell>
          <table:table-cell office:value-type="string" calcext:value-type="string">
            <text:p>F9BB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05709568" calcext:value-type="float">
            <text:p>-105709568</text:p>
          </table:table-cell>
          <table:table-cell office:value-type="string" calcext:value-type="string">
            <text:p>F9B30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06315776" calcext:value-type="float">
            <text:p>-106315776</text:p>
          </table:table-cell>
          <table:table-cell office:value-type="string" calcext:value-type="string">
            <text:p>F9A9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4780544" calcext:value-type="float">
            <text:p>-124780544</text:p>
          </table:table-cell>
          <table:table-cell office:value-type="string" calcext:value-type="string">
            <text:p>F890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5370368" calcext:value-type="float">
            <text:p>-125370368</text:p>
          </table:table-cell>
          <table:table-cell office:value-type="string" calcext:value-type="string">
            <text:p>F887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25861888" calcext:value-type="float">
            <text:p>-125861888</text:p>
          </table:table-cell>
          <table:table-cell office:value-type="string" calcext:value-type="string">
            <text:p>F87F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26353408" calcext:value-type="float">
            <text:p>-126353408</text:p>
          </table:table-cell>
          <table:table-cell office:value-type="string" calcext:value-type="string">
            <text:p>F878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26894080" calcext:value-type="float">
            <text:p>-126894080</text:p>
          </table:table-cell>
          <table:table-cell office:value-type="string" calcext:value-type="string">
            <text:p>F86F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27336448" calcext:value-type="float">
            <text:p>-127336448</text:p>
          </table:table-cell>
          <table:table-cell office:value-type="string" calcext:value-type="string">
            <text:p>F869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27664128" calcext:value-type="float">
            <text:p>-127664128</text:p>
          </table:table-cell>
          <table:table-cell office:value-type="string" calcext:value-type="string">
            <text:p>F8640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7942656" calcext:value-type="float">
            <text:p>-127942656</text:p>
          </table:table-cell>
          <table:table-cell office:value-type="string" calcext:value-type="string">
            <text:p>F85FC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28122880" calcext:value-type="float">
            <text:p>-128122880</text:p>
          </table:table-cell>
          <table:table-cell office:value-type="string" calcext:value-type="string">
            <text:p>F85D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28270336" calcext:value-type="float">
            <text:p>-128270336</text:p>
          </table:table-cell>
          <table:table-cell office:value-type="string" calcext:value-type="string">
            <text:p>F85AC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28352256" calcext:value-type="float">
            <text:p>-128352256</text:p>
          </table:table-cell>
          <table:table-cell office:value-type="string" calcext:value-type="string">
            <text:p>F8598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8237568" calcext:value-type="float">
            <text:p>-128237568</text:p>
          </table:table-cell>
          <table:table-cell office:value-type="string" calcext:value-type="string">
            <text:p>F85B4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27975424" calcext:value-type="float">
            <text:p>-127975424</text:p>
          </table:table-cell>
          <table:table-cell office:value-type="string" calcext:value-type="string">
            <text:p>F85F4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7631360" calcext:value-type="float">
            <text:p>-127631360</text:p>
          </table:table-cell>
          <table:table-cell office:value-type="string" calcext:value-type="string">
            <text:p>F864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27107072" calcext:value-type="float">
            <text:p>-127107072</text:p>
          </table:table-cell>
          <table:table-cell office:value-type="string" calcext:value-type="string">
            <text:p>F86C8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6468096" calcext:value-type="float">
            <text:p>-126468096</text:p>
          </table:table-cell>
          <table:table-cell office:value-type="string" calcext:value-type="string">
            <text:p>F876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25779968" calcext:value-type="float">
            <text:p>-125779968</text:p>
          </table:table-cell>
          <table:table-cell office:value-type="string" calcext:value-type="string">
            <text:p>F880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25026304" calcext:value-type="float">
            <text:p>-125026304</text:p>
          </table:table-cell>
          <table:table-cell office:value-type="string" calcext:value-type="string">
            <text:p>F88C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06725376" calcext:value-type="float">
            <text:p>-106725376</text:p>
          </table:table-cell>
          <table:table-cell office:value-type="string" calcext:value-type="string">
            <text:p>F9A3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06250240" calcext:value-type="float">
            <text:p>-106250240</text:p>
          </table:table-cell>
          <table:table-cell office:value-type="string" calcext:value-type="string">
            <text:p>F9AA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05775104" calcext:value-type="float">
            <text:p>-105775104</text:p>
          </table:table-cell>
          <table:table-cell office:value-type="string" calcext:value-type="string">
            <text:p>F9B20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05349120" calcext:value-type="float">
            <text:p>-105349120</text:p>
          </table:table-cell>
          <table:table-cell office:value-type="string" calcext:value-type="string">
            <text:p>F9B88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04939520" calcext:value-type="float">
            <text:p>-104939520</text:p>
          </table:table-cell>
          <table:table-cell office:value-type="string" calcext:value-type="string">
            <text:p>F9BEC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04628224" calcext:value-type="float">
            <text:p>-104628224</text:p>
          </table:table-cell>
          <table:table-cell office:value-type="string" calcext:value-type="string">
            <text:p>F9C38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04448000" calcext:value-type="float">
            <text:p>-104448000</text:p>
          </table:table-cell>
          <table:table-cell office:value-type="string" calcext:value-type="string">
            <text:p>F9C6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04431616" calcext:value-type="float">
            <text:p>-104431616</text:p>
          </table:table-cell>
          <table:table-cell office:value-type="string" calcext:value-type="string">
            <text:p>F9C6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04611840" calcext:value-type="float">
            <text:p>-104611840</text:p>
          </table:table-cell>
          <table:table-cell office:value-type="string" calcext:value-type="string">
            <text:p>F9C3C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04906752" calcext:value-type="float">
            <text:p>-104906752</text:p>
          </table:table-cell>
          <table:table-cell office:value-type="string" calcext:value-type="string">
            <text:p>F9BF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05349120" calcext:value-type="float">
            <text:p>-105349120</text:p>
          </table:table-cell>
          <table:table-cell office:value-type="string" calcext:value-type="string">
            <text:p>F9B88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05906176" calcext:value-type="float">
            <text:p>-105906176</text:p>
          </table:table-cell>
          <table:table-cell office:value-type="string" calcext:value-type="string">
            <text:p>F9B0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7233280" calcext:value-type="float">
            <text:p>-107233280</text:p>
          </table:table-cell>
          <table:table-cell office:value-type="string" calcext:value-type="string">
            <text:p>F99B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25026304" calcext:value-type="float">
            <text:p>-125026304</text:p>
          </table:table-cell>
          <table:table-cell office:value-type="string" calcext:value-type="string">
            <text:p>F88C4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25632512" calcext:value-type="float">
            <text:p>-125632512</text:p>
          </table:table-cell>
          <table:table-cell office:value-type="string" calcext:value-type="string">
            <text:p>F883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26140416" calcext:value-type="float">
            <text:p>-126140416</text:p>
          </table:table-cell>
          <table:table-cell office:value-type="string" calcext:value-type="string">
            <text:p>F87B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26631936" calcext:value-type="float">
            <text:p>-126631936</text:p>
          </table:table-cell>
          <table:table-cell office:value-type="string" calcext:value-type="string">
            <text:p>F873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27107072" calcext:value-type="float">
            <text:p>-127107072</text:p>
          </table:table-cell>
          <table:table-cell office:value-type="string" calcext:value-type="string">
            <text:p>F86C8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27614976" calcext:value-type="float">
            <text:p>-127614976</text:p>
          </table:table-cell>
          <table:table-cell office:value-type="string" calcext:value-type="string">
            <text:p>F864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28008192" calcext:value-type="float">
            <text:p>-128008192</text:p>
          </table:table-cell>
          <table:table-cell office:value-type="string" calcext:value-type="string">
            <text:p>F85E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8286720" calcext:value-type="float">
            <text:p>-128286720</text:p>
          </table:table-cell>
          <table:table-cell office:value-type="string" calcext:value-type="string">
            <text:p>F85A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8516096" calcext:value-type="float">
            <text:p>-128516096</text:p>
          </table:table-cell>
          <table:table-cell office:value-type="string" calcext:value-type="string">
            <text:p>F857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8598016" calcext:value-type="float">
            <text:p>-128598016</text:p>
          </table:table-cell>
          <table:table-cell office:value-type="string" calcext:value-type="string">
            <text:p>F855C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28581632" calcext:value-type="float">
            <text:p>-128581632</text:p>
          </table:table-cell>
          <table:table-cell office:value-type="string" calcext:value-type="string">
            <text:p>F856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28499712" calcext:value-type="float">
            <text:p>-128499712</text:p>
          </table:table-cell>
          <table:table-cell office:value-type="string" calcext:value-type="string">
            <text:p>F857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8221184" calcext:value-type="float">
            <text:p>-128221184</text:p>
          </table:table-cell>
          <table:table-cell office:value-type="string" calcext:value-type="string">
            <text:p>F85B8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27926272" calcext:value-type="float">
            <text:p>-127926272</text:p>
          </table:table-cell>
          <table:table-cell office:value-type="string" calcext:value-type="string">
            <text:p>F860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27483904" calcext:value-type="float">
            <text:p>-127483904</text:p>
          </table:table-cell>
          <table:table-cell office:value-type="string" calcext:value-type="string">
            <text:p>F866C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26877696" calcext:value-type="float">
            <text:p>-126877696</text:p>
          </table:table-cell>
          <table:table-cell office:value-type="string" calcext:value-type="string">
            <text:p>F870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26156800" calcext:value-type="float">
            <text:p>-126156800</text:p>
          </table:table-cell>
          <table:table-cell office:value-type="string" calcext:value-type="string">
            <text:p>F87B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25353984" calcext:value-type="float">
            <text:p>-125353984</text:p>
          </table:table-cell>
          <table:table-cell office:value-type="string" calcext:value-type="string">
            <text:p>F8874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24502016" calcext:value-type="float">
            <text:p>-124502016</text:p>
          </table:table-cell>
          <table:table-cell office:value-type="string" calcext:value-type="string">
            <text:p>F894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07479040" calcext:value-type="float">
            <text:p>-107479040</text:p>
          </table:table-cell>
          <table:table-cell office:value-type="string" calcext:value-type="string">
            <text:p>F998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06938368" calcext:value-type="float">
            <text:p>-106938368</text:p>
          </table:table-cell>
          <table:table-cell office:value-type="string" calcext:value-type="string">
            <text:p>F9A04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06496000" calcext:value-type="float">
            <text:p>-106496000</text:p>
          </table:table-cell>
          <table:table-cell office:value-type="string" calcext:value-type="string">
            <text:p>F9A7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06053632" calcext:value-type="float">
            <text:p>-106053632</text:p>
          </table:table-cell>
          <table:table-cell office:value-type="string" calcext:value-type="string">
            <text:p>F9AD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05562112" calcext:value-type="float">
            <text:p>-105562112</text:p>
          </table:table-cell>
          <table:table-cell office:value-type="string" calcext:value-type="string">
            <text:p>F9B5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05185280" calcext:value-type="float">
            <text:p>-105185280</text:p>
          </table:table-cell>
          <table:table-cell office:value-type="string" calcext:value-type="string">
            <text:p>F9BB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04857600" calcext:value-type="float">
            <text:p>-104857600</text:p>
          </table:table-cell>
          <table:table-cell office:value-type="string" calcext:value-type="string">
            <text:p>F9C0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04628224" calcext:value-type="float">
            <text:p>-104628224</text:p>
          </table:table-cell>
          <table:table-cell office:value-type="string" calcext:value-type="string">
            <text:p>F9C38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04513536" calcext:value-type="float">
            <text:p>-104513536</text:p>
          </table:table-cell>
          <table:table-cell office:value-type="string" calcext:value-type="string">
            <text:p>F9C54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04480768" calcext:value-type="float">
            <text:p>-104480768</text:p>
          </table:table-cell>
          <table:table-cell office:value-type="string" calcext:value-type="string">
            <text:p>F9C5C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04562688" calcext:value-type="float">
            <text:p>-104562688</text:p>
          </table:table-cell>
          <table:table-cell office:value-type="string" calcext:value-type="string">
            <text:p>F9C48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04824832" calcext:value-type="float">
            <text:p>-104824832</text:p>
          </table:table-cell>
          <table:table-cell office:value-type="string" calcext:value-type="string">
            <text:p>F9C08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05103360" calcext:value-type="float">
            <text:p>-105103360</text:p>
          </table:table-cell>
          <table:table-cell office:value-type="string" calcext:value-type="string">
            <text:p>F9BC4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05447424" calcext:value-type="float">
            <text:p>-105447424</text:p>
          </table:table-cell>
          <table:table-cell office:value-type="string" calcext:value-type="string">
            <text:p>F9B70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06004480" calcext:value-type="float">
            <text:p>-106004480</text:p>
          </table:table-cell>
          <table:table-cell office:value-type="string" calcext:value-type="string">
            <text:p>F9AE8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06577920" calcext:value-type="float">
            <text:p>-106577920</text:p>
          </table:table-cell>
          <table:table-cell office:value-type="string" calcext:value-type="string">
            <text:p>F9A5C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24223488" calcext:value-type="float">
            <text:p>-124223488</text:p>
          </table:table-cell>
          <table:table-cell office:value-type="string" calcext:value-type="string">
            <text:p>F8988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24895232" calcext:value-type="float">
            <text:p>-124895232</text:p>
          </table:table-cell>
          <table:table-cell office:value-type="string" calcext:value-type="string">
            <text:p>F88E4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25534208" calcext:value-type="float">
            <text:p>-125534208</text:p>
          </table:table-cell>
          <table:table-cell office:value-type="string" calcext:value-type="string">
            <text:p>F884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26124032" calcext:value-type="float">
            <text:p>-126124032</text:p>
          </table:table-cell>
          <table:table-cell office:value-type="string" calcext:value-type="string">
            <text:p>F87B8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26566400" calcext:value-type="float">
            <text:p>-126566400</text:p>
          </table:table-cell>
          <table:table-cell office:value-type="string" calcext:value-type="string">
            <text:p>F874C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26959616" calcext:value-type="float">
            <text:p>-126959616</text:p>
          </table:table-cell>
          <table:table-cell office:value-type="string" calcext:value-type="string">
            <text:p>F86EC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27369216" calcext:value-type="float">
            <text:p>-127369216</text:p>
          </table:table-cell>
          <table:table-cell office:value-type="string" calcext:value-type="string">
            <text:p>F8688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27778816" calcext:value-type="float">
            <text:p>-127778816</text:p>
          </table:table-cell>
          <table:table-cell office:value-type="string" calcext:value-type="string">
            <text:p>F8624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28204800" calcext:value-type="float">
            <text:p>-128204800</text:p>
          </table:table-cell>
          <table:table-cell office:value-type="string" calcext:value-type="string">
            <text:p>F85BC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28434176" calcext:value-type="float">
            <text:p>-128434176</text:p>
          </table:table-cell>
          <table:table-cell office:value-type="string" calcext:value-type="string">
            <text:p>F8584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28565248" calcext:value-type="float">
            <text:p>-128565248</text:p>
          </table:table-cell>
          <table:table-cell office:value-type="string" calcext:value-type="string">
            <text:p>F8564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28581632" calcext:value-type="float">
            <text:p>-128581632</text:p>
          </table:table-cell>
          <table:table-cell office:value-type="string" calcext:value-type="string">
            <text:p>F8560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28450560" calcext:value-type="float">
            <text:p>-128450560</text:p>
          </table:table-cell>
          <table:table-cell office:value-type="string" calcext:value-type="string">
            <text:p>F8580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28303104" calcext:value-type="float">
            <text:p>-128303104</text:p>
          </table:table-cell>
          <table:table-cell office:value-type="string" calcext:value-type="string">
            <text:p>F85A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7877120" calcext:value-type="float">
            <text:p>-127877120</text:p>
          </table:table-cell>
          <table:table-cell office:value-type="string" calcext:value-type="string">
            <text:p>F860C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7385600" calcext:value-type="float">
            <text:p>-127385600</text:p>
          </table:table-cell>
          <table:table-cell office:value-type="string" calcext:value-type="string">
            <text:p>F8684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26844928" calcext:value-type="float">
            <text:p>-126844928</text:p>
          </table:table-cell>
          <table:table-cell office:value-type="string" calcext:value-type="string">
            <text:p>F8708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25304832" calcext:value-type="float">
            <text:p>-125304832</text:p>
          </table:table-cell>
          <table:table-cell office:value-type="string" calcext:value-type="string">
            <text:p>F888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24469248" calcext:value-type="float">
            <text:p>-124469248</text:p>
          </table:table-cell>
          <table:table-cell office:value-type="string" calcext:value-type="string">
            <text:p>F894C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06889216" calcext:value-type="float">
            <text:p>-106889216</text:p>
          </table:table-cell>
          <table:table-cell office:value-type="string" calcext:value-type="string">
            <text:p>F9A10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06266624" calcext:value-type="float">
            <text:p>-106266624</text:p>
          </table:table-cell>
          <table:table-cell office:value-type="string" calcext:value-type="string">
            <text:p>F9AA8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05791488" calcext:value-type="float">
            <text:p>-105791488</text:p>
          </table:table-cell>
          <table:table-cell office:value-type="string" calcext:value-type="string">
            <text:p>F9B1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05365504" calcext:value-type="float">
            <text:p>-105365504</text:p>
          </table:table-cell>
          <table:table-cell office:value-type="string" calcext:value-type="string">
            <text:p>F9B84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05021440" calcext:value-type="float">
            <text:p>-105021440</text:p>
          </table:table-cell>
          <table:table-cell office:value-type="string" calcext:value-type="string">
            <text:p>F9BD8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04693760" calcext:value-type="float">
            <text:p>-104693760</text:p>
          </table:table-cell>
          <table:table-cell office:value-type="string" calcext:value-type="string">
            <text:p>F9C2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04235008" calcext:value-type="float">
            <text:p>-104235008</text:p>
          </table:table-cell>
          <table:table-cell office:value-type="string" calcext:value-type="string">
            <text:p>F9C9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04185856" calcext:value-type="float">
            <text:p>-104185856</text:p>
          </table:table-cell>
          <table:table-cell office:value-type="string" calcext:value-type="string">
            <text:p>F9CA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04333312" calcext:value-type="float">
            <text:p>-104333312</text:p>
          </table:table-cell>
          <table:table-cell office:value-type="string" calcext:value-type="string">
            <text:p>F9C80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04546304" calcext:value-type="float">
            <text:p>-104546304</text:p>
          </table:table-cell>
          <table:table-cell office:value-type="string" calcext:value-type="string">
            <text:p>F9C4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04824832" calcext:value-type="float">
            <text:p>-104824832</text:p>
          </table:table-cell>
          <table:table-cell office:value-type="string" calcext:value-type="string">
            <text:p>F9C0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05234432" calcext:value-type="float">
            <text:p>-105234432</text:p>
          </table:table-cell>
          <table:table-cell office:value-type="string" calcext:value-type="string">
            <text:p>F9BA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05693184" calcext:value-type="float">
            <text:p>-105693184</text:p>
          </table:table-cell>
          <table:table-cell office:value-type="string" calcext:value-type="string">
            <text:p>F9B34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06283008" calcext:value-type="float">
            <text:p>-106283008</text:p>
          </table:table-cell>
          <table:table-cell office:value-type="string" calcext:value-type="string">
            <text:p>F9AA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07020288" calcext:value-type="float">
            <text:p>-107020288</text:p>
          </table:table-cell>
          <table:table-cell office:value-type="string" calcext:value-type="string">
            <text:p>F99F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24698624" calcext:value-type="float">
            <text:p>-124698624</text:p>
          </table:table-cell>
          <table:table-cell office:value-type="string" calcext:value-type="string">
            <text:p>F891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25861888" calcext:value-type="float">
            <text:p>-125861888</text:p>
          </table:table-cell>
          <table:table-cell office:value-type="string" calcext:value-type="string">
            <text:p>F87F8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26402560" calcext:value-type="float">
            <text:p>-126402560</text:p>
          </table:table-cell>
          <table:table-cell office:value-type="string" calcext:value-type="string">
            <text:p>F877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26828544" calcext:value-type="float">
            <text:p>-126828544</text:p>
          </table:table-cell>
          <table:table-cell office:value-type="string" calcext:value-type="string">
            <text:p>F870C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27254528" calcext:value-type="float">
            <text:p>-127254528</text:p>
          </table:table-cell>
          <table:table-cell office:value-type="string" calcext:value-type="string">
            <text:p>F86A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27680512" calcext:value-type="float">
            <text:p>-127680512</text:p>
          </table:table-cell>
          <table:table-cell office:value-type="string" calcext:value-type="string">
            <text:p>F863C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7991808" calcext:value-type="float">
            <text:p>-127991808</text:p>
          </table:table-cell>
          <table:table-cell office:value-type="string" calcext:value-type="string">
            <text:p>F85F0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28270336" calcext:value-type="float">
            <text:p>-128270336</text:p>
          </table:table-cell>
          <table:table-cell office:value-type="string" calcext:value-type="string">
            <text:p>F85AC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28401408" calcext:value-type="float">
            <text:p>-128401408</text:p>
          </table:table-cell>
          <table:table-cell office:value-type="string" calcext:value-type="string">
            <text:p>F858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28385024" calcext:value-type="float">
            <text:p>-128385024</text:p>
          </table:table-cell>
          <table:table-cell office:value-type="string" calcext:value-type="string">
            <text:p>F859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28303104" calcext:value-type="float">
            <text:p>-128303104</text:p>
          </table:table-cell>
          <table:table-cell office:value-type="string" calcext:value-type="string">
            <text:p>F85A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28057344" calcext:value-type="float">
            <text:p>-128057344</text:p>
          </table:table-cell>
          <table:table-cell office:value-type="string" calcext:value-type="string">
            <text:p>F85E0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27696896" calcext:value-type="float">
            <text:p>-127696896</text:p>
          </table:table-cell>
          <table:table-cell office:value-type="string" calcext:value-type="string">
            <text:p>F863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27270912" calcext:value-type="float">
            <text:p>-127270912</text:p>
          </table:table-cell>
          <table:table-cell office:value-type="string" calcext:value-type="string">
            <text:p>F86A0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26681088" calcext:value-type="float">
            <text:p>-126681088</text:p>
          </table:table-cell>
          <table:table-cell office:value-type="string" calcext:value-type="string">
            <text:p>F8730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25992960" calcext:value-type="float">
            <text:p>-125992960</text:p>
          </table:table-cell>
          <table:table-cell office:value-type="string" calcext:value-type="string">
            <text:p>F87D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25222912" calcext:value-type="float">
            <text:p>-125222912</text:p>
          </table:table-cell>
          <table:table-cell office:value-type="string" calcext:value-type="string">
            <text:p>F889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24354560" calcext:value-type="float">
            <text:p>-124354560</text:p>
          </table:table-cell>
          <table:table-cell office:value-type="string" calcext:value-type="string">
            <text:p>F896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06790912" calcext:value-type="float">
            <text:p>-106790912</text:p>
          </table:table-cell>
          <table:table-cell office:value-type="string" calcext:value-type="string">
            <text:p>F9A28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06332160" calcext:value-type="float">
            <text:p>-106332160</text:p>
          </table:table-cell>
          <table:table-cell office:value-type="string" calcext:value-type="string">
            <text:p>F9A9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05922560" calcext:value-type="float">
            <text:p>-105922560</text:p>
          </table:table-cell>
          <table:table-cell office:value-type="string" calcext:value-type="string">
            <text:p>F9AFC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05496576" calcext:value-type="float">
            <text:p>-105496576</text:p>
          </table:table-cell>
          <table:table-cell office:value-type="string" calcext:value-type="string">
            <text:p>F9B64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05054208" calcext:value-type="float">
            <text:p>-105054208</text:p>
          </table:table-cell>
          <table:table-cell office:value-type="string" calcext:value-type="string">
            <text:p>F9BD0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04644608" calcext:value-type="float">
            <text:p>-104644608</text:p>
          </table:table-cell>
          <table:table-cell office:value-type="string" calcext:value-type="string">
            <text:p>F9C3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04284160" calcext:value-type="float">
            <text:p>-104284160</text:p>
          </table:table-cell>
          <table:table-cell office:value-type="string" calcext:value-type="string">
            <text:p>F9C8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04202240" calcext:value-type="float">
            <text:p>-104202240</text:p>
          </table:table-cell>
          <table:table-cell office:value-type="string" calcext:value-type="string">
            <text:p>F9CA0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04316928" calcext:value-type="float">
            <text:p>-104316928</text:p>
          </table:table-cell>
          <table:table-cell office:value-type="string" calcext:value-type="string">
            <text:p>F9C84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04431616" calcext:value-type="float">
            <text:p>-104431616</text:p>
          </table:table-cell>
          <table:table-cell office:value-type="string" calcext:value-type="string">
            <text:p>F9C68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4644608" calcext:value-type="float">
            <text:p>-104644608</text:p>
          </table:table-cell>
          <table:table-cell office:value-type="string" calcext:value-type="string">
            <text:p>F9C34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04906752" calcext:value-type="float">
            <text:p>-104906752</text:p>
          </table:table-cell>
          <table:table-cell office:value-type="string" calcext:value-type="string">
            <text:p>F9BF4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05283584" calcext:value-type="float">
            <text:p>-105283584</text:p>
          </table:table-cell>
          <table:table-cell office:value-type="string" calcext:value-type="string">
            <text:p>F9B9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05857024" calcext:value-type="float">
            <text:p>-105857024</text:p>
          </table:table-cell>
          <table:table-cell office:value-type="string" calcext:value-type="string">
            <text:p>F9B0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06446848" calcext:value-type="float">
            <text:p>-106446848</text:p>
          </table:table-cell>
          <table:table-cell office:value-type="string" calcext:value-type="string">
            <text:p>F9A7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4764160" calcext:value-type="float">
            <text:p>-124764160</text:p>
          </table:table-cell>
          <table:table-cell office:value-type="string" calcext:value-type="string">
            <text:p>F8904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5353984" calcext:value-type="float">
            <text:p>-125353984</text:p>
          </table:table-cell>
          <table:table-cell office:value-type="string" calcext:value-type="string">
            <text:p>F8874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5927424" calcext:value-type="float">
            <text:p>-125927424</text:p>
          </table:table-cell>
          <table:table-cell office:value-type="string" calcext:value-type="string">
            <text:p>F87E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26418944" calcext:value-type="float">
            <text:p>-126418944</text:p>
          </table:table-cell>
          <table:table-cell office:value-type="string" calcext:value-type="string">
            <text:p>F8770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26910464" calcext:value-type="float">
            <text:p>-126910464</text:p>
          </table:table-cell>
          <table:table-cell office:value-type="string" calcext:value-type="string">
            <text:p>F86F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27385600" calcext:value-type="float">
            <text:p>-127385600</text:p>
          </table:table-cell>
          <table:table-cell office:value-type="string" calcext:value-type="string">
            <text:p>F868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27746048" calcext:value-type="float">
            <text:p>-127746048</text:p>
          </table:table-cell>
          <table:table-cell office:value-type="string" calcext:value-type="string">
            <text:p>F862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8122880" calcext:value-type="float">
            <text:p>-128122880</text:p>
          </table:table-cell>
          <table:table-cell office:value-type="string" calcext:value-type="string">
            <text:p>F85D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28385024" calcext:value-type="float">
            <text:p>-128385024</text:p>
          </table:table-cell>
          <table:table-cell office:value-type="string" calcext:value-type="string">
            <text:p>F8590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8598016" calcext:value-type="float">
            <text:p>-128598016</text:p>
          </table:table-cell>
          <table:table-cell office:value-type="string" calcext:value-type="string">
            <text:p>F855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8581632" calcext:value-type="float">
            <text:p>-128581632</text:p>
          </table:table-cell>
          <table:table-cell office:value-type="string" calcext:value-type="string">
            <text:p>F8560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8303104" calcext:value-type="float">
            <text:p>-128303104</text:p>
          </table:table-cell>
          <table:table-cell office:value-type="string" calcext:value-type="string">
            <text:p>F85A4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8106496" calcext:value-type="float">
            <text:p>-128106496</text:p>
          </table:table-cell>
          <table:table-cell office:value-type="string" calcext:value-type="string">
            <text:p>F85D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7778816" calcext:value-type="float">
            <text:p>-127778816</text:p>
          </table:table-cell>
          <table:table-cell office:value-type="string" calcext:value-type="string">
            <text:p>F8624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7287296" calcext:value-type="float">
            <text:p>-127287296</text:p>
          </table:table-cell>
          <table:table-cell office:value-type="string" calcext:value-type="string">
            <text:p>F869C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6730240" calcext:value-type="float">
            <text:p>-126730240</text:p>
          </table:table-cell>
          <table:table-cell office:value-type="string" calcext:value-type="string">
            <text:p>F8724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26058496" calcext:value-type="float">
            <text:p>-126058496</text:p>
          </table:table-cell>
          <table:table-cell office:value-type="string" calcext:value-type="string">
            <text:p>F87C8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25272064" calcext:value-type="float">
            <text:p>-125272064</text:p>
          </table:table-cell>
          <table:table-cell office:value-type="string" calcext:value-type="string">
            <text:p>F8888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24436480" calcext:value-type="float">
            <text:p>-124436480</text:p>
          </table:table-cell>
          <table:table-cell office:value-type="string" calcext:value-type="string">
            <text:p>F8954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06938368" calcext:value-type="float">
            <text:p>-106938368</text:p>
          </table:table-cell>
          <table:table-cell office:value-type="string" calcext:value-type="string">
            <text:p>F9A04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06463232" calcext:value-type="float">
            <text:p>-106463232</text:p>
          </table:table-cell>
          <table:table-cell office:value-type="string" calcext:value-type="string">
            <text:p>F9A78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06037248" calcext:value-type="float">
            <text:p>-106037248</text:p>
          </table:table-cell>
          <table:table-cell office:value-type="string" calcext:value-type="string">
            <text:p>F9AE0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05611264" calcext:value-type="float">
            <text:p>-105611264</text:p>
          </table:table-cell>
          <table:table-cell office:value-type="string" calcext:value-type="string">
            <text:p>F9B48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05152512" calcext:value-type="float">
            <text:p>-105152512</text:p>
          </table:table-cell>
          <table:table-cell office:value-type="string" calcext:value-type="string">
            <text:p>F9BB8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04726528" calcext:value-type="float">
            <text:p>-104726528</text:p>
          </table:table-cell>
          <table:table-cell office:value-type="string" calcext:value-type="string">
            <text:p>F9C2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04464384" calcext:value-type="float">
            <text:p>-104464384</text:p>
          </table:table-cell>
          <table:table-cell office:value-type="string" calcext:value-type="string">
            <text:p>F9C6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04316928" calcext:value-type="float">
            <text:p>-104316928</text:p>
          </table:table-cell>
          <table:table-cell office:value-type="string" calcext:value-type="string">
            <text:p>F9C8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04448000" calcext:value-type="float">
            <text:p>-104448000</text:p>
          </table:table-cell>
          <table:table-cell office:value-type="string" calcext:value-type="string">
            <text:p>F9C6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04611840" calcext:value-type="float">
            <text:p>-104611840</text:p>
          </table:table-cell>
          <table:table-cell office:value-type="string" calcext:value-type="string">
            <text:p>F9C3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04890368" calcext:value-type="float">
            <text:p>-104890368</text:p>
          </table:table-cell>
          <table:table-cell office:value-type="string" calcext:value-type="string">
            <text:p>F9BF8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5365504" calcext:value-type="float">
            <text:p>-105365504</text:p>
          </table:table-cell>
          <table:table-cell office:value-type="string" calcext:value-type="string">
            <text:p>F9B8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5873408" calcext:value-type="float">
            <text:p>-105873408</text:p>
          </table:table-cell>
          <table:table-cell office:value-type="string" calcext:value-type="string">
            <text:p>F9B08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6479616" calcext:value-type="float">
            <text:p>-106479616</text:p>
          </table:table-cell>
          <table:table-cell office:value-type="string" calcext:value-type="string">
            <text:p>F9A74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22601472" calcext:value-type="float">
            <text:p>-122601472</text:p>
          </table:table-cell>
          <table:table-cell office:value-type="string" calcext:value-type="string">
            <text:p>F8B14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24895232" calcext:value-type="float">
            <text:p>-124895232</text:p>
          </table:table-cell>
          <table:table-cell office:value-type="string" calcext:value-type="string">
            <text:p>F88E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26140416" calcext:value-type="float">
            <text:p>-126140416</text:p>
          </table:table-cell>
          <table:table-cell office:value-type="string" calcext:value-type="string">
            <text:p>F87B4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26599168" calcext:value-type="float">
            <text:p>-126599168</text:p>
          </table:table-cell>
          <table:table-cell office:value-type="string" calcext:value-type="string">
            <text:p>F874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27025152" calcext:value-type="float">
            <text:p>-127025152</text:p>
          </table:table-cell>
          <table:table-cell office:value-type="string" calcext:value-type="string">
            <text:p>F86D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27467520" calcext:value-type="float">
            <text:p>-127467520</text:p>
          </table:table-cell>
          <table:table-cell office:value-type="string" calcext:value-type="string">
            <text:p>F8670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27975424" calcext:value-type="float">
            <text:p>-127975424</text:p>
          </table:table-cell>
          <table:table-cell office:value-type="string" calcext:value-type="string">
            <text:p>F85F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8335872" calcext:value-type="float">
            <text:p>-128335872</text:p>
          </table:table-cell>
          <table:table-cell office:value-type="string" calcext:value-type="string">
            <text:p>F859C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28565248" calcext:value-type="float">
            <text:p>-128565248</text:p>
          </table:table-cell>
          <table:table-cell office:value-type="string" calcext:value-type="string">
            <text:p>F8564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8696320" calcext:value-type="float">
            <text:p>-128696320</text:p>
          </table:table-cell>
          <table:table-cell office:value-type="string" calcext:value-type="string">
            <text:p>F854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8696320" calcext:value-type="float">
            <text:p>-128696320</text:p>
          </table:table-cell>
          <table:table-cell office:value-type="string" calcext:value-type="string">
            <text:p>F854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8565248" calcext:value-type="float">
            <text:p>-128565248</text:p>
          </table:table-cell>
          <table:table-cell office:value-type="string" calcext:value-type="string">
            <text:p>F8564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8352256" calcext:value-type="float">
            <text:p>-128352256</text:p>
          </table:table-cell>
          <table:table-cell office:value-type="string" calcext:value-type="string">
            <text:p>F859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8040960" calcext:value-type="float">
            <text:p>-128040960</text:p>
          </table:table-cell>
          <table:table-cell office:value-type="string" calcext:value-type="string">
            <text:p>F85E4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7614976" calcext:value-type="float">
            <text:p>-127614976</text:p>
          </table:table-cell>
          <table:table-cell office:value-type="string" calcext:value-type="string">
            <text:p>F864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7074304" calcext:value-type="float">
            <text:p>-127074304</text:p>
          </table:table-cell>
          <table:table-cell office:value-type="string" calcext:value-type="string">
            <text:p>F86D0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26435328" calcext:value-type="float">
            <text:p>-126435328</text:p>
          </table:table-cell>
          <table:table-cell office:value-type="string" calcext:value-type="string">
            <text:p>F876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25616128" calcext:value-type="float">
            <text:p>-125616128</text:p>
          </table:table-cell>
          <table:table-cell office:value-type="string" calcext:value-type="string">
            <text:p>F8834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24715008" calcext:value-type="float">
            <text:p>-124715008</text:p>
          </table:table-cell>
          <table:table-cell office:value-type="string" calcext:value-type="string">
            <text:p>F891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06774528" calcext:value-type="float">
            <text:p>-106774528</text:p>
          </table:table-cell>
          <table:table-cell office:value-type="string" calcext:value-type="string">
            <text:p>F9A2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06266624" calcext:value-type="float">
            <text:p>-106266624</text:p>
          </table:table-cell>
          <table:table-cell office:value-type="string" calcext:value-type="string">
            <text:p>F9AA8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05758720" calcext:value-type="float">
            <text:p>-105758720</text:p>
          </table:table-cell>
          <table:table-cell office:value-type="string" calcext:value-type="string">
            <text:p>F9B24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05299968" calcext:value-type="float">
            <text:p>-105299968</text:p>
          </table:table-cell>
          <table:table-cell office:value-type="string" calcext:value-type="string">
            <text:p>F9B94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05021440" calcext:value-type="float">
            <text:p>-105021440</text:p>
          </table:table-cell>
          <table:table-cell office:value-type="string" calcext:value-type="string">
            <text:p>F9BD8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04792064" calcext:value-type="float">
            <text:p>-104792064</text:p>
          </table:table-cell>
          <table:table-cell office:value-type="string" calcext:value-type="string">
            <text:p>F9C1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04595456" calcext:value-type="float">
            <text:p>-104595456</text:p>
          </table:table-cell>
          <table:table-cell office:value-type="string" calcext:value-type="string">
            <text:p>F9C40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04579072" calcext:value-type="float">
            <text:p>-104579072</text:p>
          </table:table-cell>
          <table:table-cell office:value-type="string" calcext:value-type="string">
            <text:p>F9C44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04677376" calcext:value-type="float">
            <text:p>-104677376</text:p>
          </table:table-cell>
          <table:table-cell office:value-type="string" calcext:value-type="string">
            <text:p>F9C2C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04873984" calcext:value-type="float">
            <text:p>-104873984</text:p>
          </table:table-cell>
          <table:table-cell office:value-type="string" calcext:value-type="string">
            <text:p>F9BF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05185280" calcext:value-type="float">
            <text:p>-105185280</text:p>
          </table:table-cell>
          <table:table-cell office:value-type="string" calcext:value-type="string">
            <text:p>F9BB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25075456" calcext:value-type="float">
            <text:p>-125075456</text:p>
          </table:table-cell>
          <table:table-cell office:value-type="string" calcext:value-type="string">
            <text:p>F88B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25698048" calcext:value-type="float">
            <text:p>-125698048</text:p>
          </table:table-cell>
          <table:table-cell office:value-type="string" calcext:value-type="string">
            <text:p>F882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26222336" calcext:value-type="float">
            <text:p>-126222336</text:p>
          </table:table-cell>
          <table:table-cell office:value-type="string" calcext:value-type="string">
            <text:p>F87A0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26681088" calcext:value-type="float">
            <text:p>-126681088</text:p>
          </table:table-cell>
          <table:table-cell office:value-type="string" calcext:value-type="string">
            <text:p>F8730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27090688" calcext:value-type="float">
            <text:p>-127090688</text:p>
          </table:table-cell>
          <table:table-cell office:value-type="string" calcext:value-type="string">
            <text:p>F86CC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27500288" calcext:value-type="float">
            <text:p>-127500288</text:p>
          </table:table-cell>
          <table:table-cell office:value-type="string" calcext:value-type="string">
            <text:p>F8668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27844352" calcext:value-type="float">
            <text:p>-127844352</text:p>
          </table:table-cell>
          <table:table-cell office:value-type="string" calcext:value-type="string">
            <text:p>F8614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28155648" calcext:value-type="float">
            <text:p>-128155648</text:p>
          </table:table-cell>
          <table:table-cell office:value-type="string" calcext:value-type="string">
            <text:p>F85C8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28335872" calcext:value-type="float">
            <text:p>-128335872</text:p>
          </table:table-cell>
          <table:table-cell office:value-type="string" calcext:value-type="string">
            <text:p>F859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28352256" calcext:value-type="float">
            <text:p>-128352256</text:p>
          </table:table-cell>
          <table:table-cell office:value-type="string" calcext:value-type="string">
            <text:p>F859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28352256" calcext:value-type="float">
            <text:p>-128352256</text:p>
          </table:table-cell>
          <table:table-cell office:value-type="string" calcext:value-type="string">
            <text:p>F859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28237568" calcext:value-type="float">
            <text:p>-128237568</text:p>
          </table:table-cell>
          <table:table-cell office:value-type="string" calcext:value-type="string">
            <text:p>F85B4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27893504" calcext:value-type="float">
            <text:p>-127893504</text:p>
          </table:table-cell>
          <table:table-cell office:value-type="string" calcext:value-type="string">
            <text:p>F8608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27418368" calcext:value-type="float">
            <text:p>-127418368</text:p>
          </table:table-cell>
          <table:table-cell office:value-type="string" calcext:value-type="string">
            <text:p>F867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26894080" calcext:value-type="float">
            <text:p>-126894080</text:p>
          </table:table-cell>
          <table:table-cell office:value-type="string" calcext:value-type="string">
            <text:p>F86F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25534208" calcext:value-type="float">
            <text:p>-125534208</text:p>
          </table:table-cell>
          <table:table-cell office:value-type="string" calcext:value-type="string">
            <text:p>F884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24682240" calcext:value-type="float">
            <text:p>-124682240</text:p>
          </table:table-cell>
          <table:table-cell office:value-type="string" calcext:value-type="string">
            <text:p>F891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07446272" calcext:value-type="float">
            <text:p>-107446272</text:p>
          </table:table-cell>
          <table:table-cell office:value-type="string" calcext:value-type="string">
            <text:p>F998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06938368" calcext:value-type="float">
            <text:p>-106938368</text:p>
          </table:table-cell>
          <table:table-cell office:value-type="string" calcext:value-type="string">
            <text:p>F9A04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06479616" calcext:value-type="float">
            <text:p>-106479616</text:p>
          </table:table-cell>
          <table:table-cell office:value-type="string" calcext:value-type="string">
            <text:p>F9A74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06053632" calcext:value-type="float">
            <text:p>-106053632</text:p>
          </table:table-cell>
          <table:table-cell office:value-type="string" calcext:value-type="string">
            <text:p>F9ADC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05676800" calcext:value-type="float">
            <text:p>-105676800</text:p>
          </table:table-cell>
          <table:table-cell office:value-type="string" calcext:value-type="string">
            <text:p>F9B38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5201664" calcext:value-type="float">
            <text:p>-105201664</text:p>
          </table:table-cell>
          <table:table-cell office:value-type="string" calcext:value-type="string">
            <text:p>F9BA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04710144" calcext:value-type="float">
            <text:p>-104710144</text:p>
          </table:table-cell>
          <table:table-cell office:value-type="string" calcext:value-type="string">
            <text:p>F9C24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04398848" calcext:value-type="float">
            <text:p>-104398848</text:p>
          </table:table-cell>
          <table:table-cell office:value-type="string" calcext:value-type="string">
            <text:p>F9C70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04218624" calcext:value-type="float">
            <text:p>-104218624</text:p>
          </table:table-cell>
          <table:table-cell office:value-type="string" calcext:value-type="string">
            <text:p>F9C9C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04202240" calcext:value-type="float">
            <text:p>-104202240</text:p>
          </table:table-cell>
          <table:table-cell office:value-type="string" calcext:value-type="string">
            <text:p>F9CA0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04349696" calcext:value-type="float">
            <text:p>-104349696</text:p>
          </table:table-cell>
          <table:table-cell office:value-type="string" calcext:value-type="string">
            <text:p>F9C7C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04546304" calcext:value-type="float">
            <text:p>-104546304</text:p>
          </table:table-cell>
          <table:table-cell office:value-type="string" calcext:value-type="string">
            <text:p>F9C4C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04775680" calcext:value-type="float">
            <text:p>-104775680</text:p>
          </table:table-cell>
          <table:table-cell office:value-type="string" calcext:value-type="string">
            <text:p>F9C1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05136128" calcext:value-type="float">
            <text:p>-105136128</text:p>
          </table:table-cell>
          <table:table-cell office:value-type="string" calcext:value-type="string">
            <text:p>F9BBC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05562112" calcext:value-type="float">
            <text:p>-105562112</text:p>
          </table:table-cell>
          <table:table-cell office:value-type="string" calcext:value-type="string">
            <text:p>F9B5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06086400" calcext:value-type="float">
            <text:p>-106086400</text:p>
          </table:table-cell>
          <table:table-cell office:value-type="string" calcext:value-type="string">
            <text:p>F9AD4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24452864" calcext:value-type="float">
            <text:p>-124452864</text:p>
          </table:table-cell>
          <table:table-cell office:value-type="string" calcext:value-type="string">
            <text:p>F8950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25157376" calcext:value-type="float">
            <text:p>-125157376</text:p>
          </table:table-cell>
          <table:table-cell office:value-type="string" calcext:value-type="string">
            <text:p>F88A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25698048" calcext:value-type="float">
            <text:p>-125698048</text:p>
          </table:table-cell>
          <table:table-cell office:value-type="string" calcext:value-type="string">
            <text:p>F8820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26173184" calcext:value-type="float">
            <text:p>-126173184</text:p>
          </table:table-cell>
          <table:table-cell office:value-type="string" calcext:value-type="string">
            <text:p>F87A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26664704" calcext:value-type="float">
            <text:p>-126664704</text:p>
          </table:table-cell>
          <table:table-cell office:value-type="string" calcext:value-type="string">
            <text:p>F873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27090688" calcext:value-type="float">
            <text:p>-127090688</text:p>
          </table:table-cell>
          <table:table-cell office:value-type="string" calcext:value-type="string">
            <text:p>F86C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27533056" calcext:value-type="float">
            <text:p>-127533056</text:p>
          </table:table-cell>
          <table:table-cell office:value-type="string" calcext:value-type="string">
            <text:p>F8660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27926272" calcext:value-type="float">
            <text:p>-127926272</text:p>
          </table:table-cell>
          <table:table-cell office:value-type="string" calcext:value-type="string">
            <text:p>F860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28368640" calcext:value-type="float">
            <text:p>-128368640</text:p>
          </table:table-cell>
          <table:table-cell office:value-type="string" calcext:value-type="string">
            <text:p>F8594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28417792" calcext:value-type="float">
            <text:p>-128417792</text:p>
          </table:table-cell>
          <table:table-cell office:value-type="string" calcext:value-type="string">
            <text:p>F858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28401408" calcext:value-type="float">
            <text:p>-128401408</text:p>
          </table:table-cell>
          <table:table-cell office:value-type="string" calcext:value-type="string">
            <text:p>F858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28204800" calcext:value-type="float">
            <text:p>-128204800</text:p>
          </table:table-cell>
          <table:table-cell office:value-type="string" calcext:value-type="string">
            <text:p>F85B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27893504" calcext:value-type="float">
            <text:p>-127893504</text:p>
          </table:table-cell>
          <table:table-cell office:value-type="string" calcext:value-type="string">
            <text:p>F8608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27483904" calcext:value-type="float">
            <text:p>-127483904</text:p>
          </table:table-cell>
          <table:table-cell office:value-type="string" calcext:value-type="string">
            <text:p>F866C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26959616" calcext:value-type="float">
            <text:p>-126959616</text:p>
          </table:table-cell>
          <table:table-cell office:value-type="string" calcext:value-type="string">
            <text:p>F86EC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26369792" calcext:value-type="float">
            <text:p>-126369792</text:p>
          </table:table-cell>
          <table:table-cell office:value-type="string" calcext:value-type="string">
            <text:p>F877C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25517824" calcext:value-type="float">
            <text:p>-125517824</text:p>
          </table:table-cell>
          <table:table-cell office:value-type="string" calcext:value-type="string">
            <text:p>F884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24665856" calcext:value-type="float">
            <text:p>-124665856</text:p>
          </table:table-cell>
          <table:table-cell office:value-type="string" calcext:value-type="string">
            <text:p>F891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23813888" calcext:value-type="float">
            <text:p>-123813888</text:p>
          </table:table-cell>
          <table:table-cell office:value-type="string" calcext:value-type="string">
            <text:p>F89EC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06954752" calcext:value-type="float">
            <text:p>-106954752</text:p>
          </table:table-cell>
          <table:table-cell office:value-type="string" calcext:value-type="string">
            <text:p>F9A00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06381312" calcext:value-type="float">
            <text:p>-106381312</text:p>
          </table:table-cell>
          <table:table-cell office:value-type="string" calcext:value-type="string">
            <text:p>F9A8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05938944" calcext:value-type="float">
            <text:p>-105938944</text:p>
          </table:table-cell>
          <table:table-cell office:value-type="string" calcext:value-type="string">
            <text:p>F9AF8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05512960" calcext:value-type="float">
            <text:p>-105512960</text:p>
          </table:table-cell>
          <table:table-cell office:value-type="string" calcext:value-type="string">
            <text:p>F9B6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05054208" calcext:value-type="float">
            <text:p>-105054208</text:p>
          </table:table-cell>
          <table:table-cell office:value-type="string" calcext:value-type="string">
            <text:p>F9BD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04660992" calcext:value-type="float">
            <text:p>-104660992</text:p>
          </table:table-cell>
          <table:table-cell office:value-type="string" calcext:value-type="string">
            <text:p>F9C30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04251392" calcext:value-type="float">
            <text:p>-104251392</text:p>
          </table:table-cell>
          <table:table-cell office:value-type="string" calcext:value-type="string">
            <text:p>F9C94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04251392" calcext:value-type="float">
            <text:p>-104251392</text:p>
          </table:table-cell>
          <table:table-cell office:value-type="string" calcext:value-type="string">
            <text:p>F9C94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04251392" calcext:value-type="float">
            <text:p>-104251392</text:p>
          </table:table-cell>
          <table:table-cell office:value-type="string" calcext:value-type="string">
            <text:p>F9C94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04382464" calcext:value-type="float">
            <text:p>-104382464</text:p>
          </table:table-cell>
          <table:table-cell office:value-type="string" calcext:value-type="string">
            <text:p>F9C74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04628224" calcext:value-type="float">
            <text:p>-104628224</text:p>
          </table:table-cell>
          <table:table-cell office:value-type="string" calcext:value-type="string">
            <text:p>F9C38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04890368" calcext:value-type="float">
            <text:p>-104890368</text:p>
          </table:table-cell>
          <table:table-cell office:value-type="string" calcext:value-type="string">
            <text:p>F9BF8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05299968" calcext:value-type="float">
            <text:p>-105299968</text:p>
          </table:table-cell>
          <table:table-cell office:value-type="string" calcext:value-type="string">
            <text:p>F9B9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05889792" calcext:value-type="float">
            <text:p>-105889792</text:p>
          </table:table-cell>
          <table:table-cell office:value-type="string" calcext:value-type="string">
            <text:p>F9B04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06496000" calcext:value-type="float">
            <text:p>-106496000</text:p>
          </table:table-cell>
          <table:table-cell office:value-type="string" calcext:value-type="string">
            <text:p>F9A70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24813312" calcext:value-type="float">
            <text:p>-124813312</text:p>
          </table:table-cell>
          <table:table-cell office:value-type="string" calcext:value-type="string">
            <text:p>F88F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25370368" calcext:value-type="float">
            <text:p>-125370368</text:p>
          </table:table-cell>
          <table:table-cell office:value-type="string" calcext:value-type="string">
            <text:p>F887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25845504" calcext:value-type="float">
            <text:p>-125845504</text:p>
          </table:table-cell>
          <table:table-cell office:value-type="string" calcext:value-type="string">
            <text:p>F87FC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26271488" calcext:value-type="float">
            <text:p>-126271488</text:p>
          </table:table-cell>
          <table:table-cell office:value-type="string" calcext:value-type="string">
            <text:p>F879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26697472" calcext:value-type="float">
            <text:p>-126697472</text:p>
          </table:table-cell>
          <table:table-cell office:value-type="string" calcext:value-type="string">
            <text:p>F872C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27156224" calcext:value-type="float">
            <text:p>-127156224</text:p>
          </table:table-cell>
          <table:table-cell office:value-type="string" calcext:value-type="string">
            <text:p>F86B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27598592" calcext:value-type="float">
            <text:p>-127598592</text:p>
          </table:table-cell>
          <table:table-cell office:value-type="string" calcext:value-type="string">
            <text:p>F8650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27991808" calcext:value-type="float">
            <text:p>-127991808</text:p>
          </table:table-cell>
          <table:table-cell office:value-type="string" calcext:value-type="string">
            <text:p>F85F0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8270336" calcext:value-type="float">
            <text:p>-128270336</text:p>
          </table:table-cell>
          <table:table-cell office:value-type="string" calcext:value-type="string">
            <text:p>F85AC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28073728" calcext:value-type="float">
            <text:p>-128073728</text:p>
          </table:table-cell>
          <table:table-cell office:value-type="string" calcext:value-type="string">
            <text:p>F85D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27959040" calcext:value-type="float">
            <text:p>-127959040</text:p>
          </table:table-cell>
          <table:table-cell office:value-type="string" calcext:value-type="string">
            <text:p>F85F8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27582208" calcext:value-type="float">
            <text:p>-127582208</text:p>
          </table:table-cell>
          <table:table-cell office:value-type="string" calcext:value-type="string">
            <text:p>F865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27139840" calcext:value-type="float">
            <text:p>-127139840</text:p>
          </table:table-cell>
          <table:table-cell office:value-type="string" calcext:value-type="string">
            <text:p>F86C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26631936" calcext:value-type="float">
            <text:p>-126631936</text:p>
          </table:table-cell>
          <table:table-cell office:value-type="string" calcext:value-type="string">
            <text:p>F873C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25992960" calcext:value-type="float">
            <text:p>-125992960</text:p>
          </table:table-cell>
          <table:table-cell office:value-type="string" calcext:value-type="string">
            <text:p>F87D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24551168" calcext:value-type="float">
            <text:p>-124551168</text:p>
          </table:table-cell>
          <table:table-cell office:value-type="string" calcext:value-type="string">
            <text:p>F893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22683392" calcext:value-type="float">
            <text:p>-122683392</text:p>
          </table:table-cell>
          <table:table-cell office:value-type="string" calcext:value-type="string">
            <text:p>F8B0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06676224" calcext:value-type="float">
            <text:p>-106676224</text:p>
          </table:table-cell>
          <table:table-cell office:value-type="string" calcext:value-type="string">
            <text:p>F9A44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06283008" calcext:value-type="float">
            <text:p>-106283008</text:p>
          </table:table-cell>
          <table:table-cell office:value-type="string" calcext:value-type="string">
            <text:p>F9AA4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05775104" calcext:value-type="float">
            <text:p>-105775104</text:p>
          </table:table-cell>
          <table:table-cell office:value-type="string" calcext:value-type="string">
            <text:p>F9B20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05283584" calcext:value-type="float">
            <text:p>-105283584</text:p>
          </table:table-cell>
          <table:table-cell office:value-type="string" calcext:value-type="string">
            <text:p>F9B98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04808448" calcext:value-type="float">
            <text:p>-104808448</text:p>
          </table:table-cell>
          <table:table-cell office:value-type="string" calcext:value-type="string">
            <text:p>F9C0C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04415232" calcext:value-type="float">
            <text:p>-104415232</text:p>
          </table:table-cell>
          <table:table-cell office:value-type="string" calcext:value-type="string">
            <text:p>F9C6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04251392" calcext:value-type="float">
            <text:p>-104251392</text:p>
          </table:table-cell>
          <table:table-cell office:value-type="string" calcext:value-type="string">
            <text:p>F9C9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04054784" calcext:value-type="float">
            <text:p>-104054784</text:p>
          </table:table-cell>
          <table:table-cell office:value-type="string" calcext:value-type="string">
            <text:p>F9CC4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03989248" calcext:value-type="float">
            <text:p>-103989248</text:p>
          </table:table-cell>
          <table:table-cell office:value-type="string" calcext:value-type="string">
            <text:p>F9CD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04022016" calcext:value-type="float">
            <text:p>-104022016</text:p>
          </table:table-cell>
          <table:table-cell office:value-type="string" calcext:value-type="string">
            <text:p>F9CCC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04038400" calcext:value-type="float">
            <text:p>-104038400</text:p>
          </table:table-cell>
          <table:table-cell office:value-type="string" calcext:value-type="string">
            <text:p>F9CC8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04218624" calcext:value-type="float">
            <text:p>-104218624</text:p>
          </table:table-cell>
          <table:table-cell office:value-type="string" calcext:value-type="string">
            <text:p>F9C9C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04562688" calcext:value-type="float">
            <text:p>-104562688</text:p>
          </table:table-cell>
          <table:table-cell office:value-type="string" calcext:value-type="string">
            <text:p>F9C4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04988672" calcext:value-type="float">
            <text:p>-104988672</text:p>
          </table:table-cell>
          <table:table-cell office:value-type="string" calcext:value-type="string">
            <text:p>F9BE0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05578496" calcext:value-type="float">
            <text:p>-105578496</text:p>
          </table:table-cell>
          <table:table-cell office:value-type="string" calcext:value-type="string">
            <text:p>F9B50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06283008" calcext:value-type="float">
            <text:p>-106283008</text:p>
          </table:table-cell>
          <table:table-cell office:value-type="string" calcext:value-type="string">
            <text:p>F9AA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07003904" calcext:value-type="float">
            <text:p>-107003904</text:p>
          </table:table-cell>
          <table:table-cell office:value-type="string" calcext:value-type="string">
            <text:p>F99F4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24108800" calcext:value-type="float">
            <text:p>-124108800</text:p>
          </table:table-cell>
          <table:table-cell office:value-type="string" calcext:value-type="string">
            <text:p>F89A4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24829696" calcext:value-type="float">
            <text:p>-124829696</text:p>
          </table:table-cell>
          <table:table-cell office:value-type="string" calcext:value-type="string">
            <text:p>F88F4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25452288" calcext:value-type="float">
            <text:p>-125452288</text:p>
          </table:table-cell>
          <table:table-cell office:value-type="string" calcext:value-type="string">
            <text:p>F885C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25927424" calcext:value-type="float">
            <text:p>-125927424</text:p>
          </table:table-cell>
          <table:table-cell office:value-type="string" calcext:value-type="string">
            <text:p>F87E8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26418944" calcext:value-type="float">
            <text:p>-126418944</text:p>
          </table:table-cell>
          <table:table-cell office:value-type="string" calcext:value-type="string">
            <text:p>F8770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26812160" calcext:value-type="float">
            <text:p>-126812160</text:p>
          </table:table-cell>
          <table:table-cell office:value-type="string" calcext:value-type="string">
            <text:p>F871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27188992" calcext:value-type="float">
            <text:p>-127188992</text:p>
          </table:table-cell>
          <table:table-cell office:value-type="string" calcext:value-type="string">
            <text:p>F86B4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27582208" calcext:value-type="float">
            <text:p>-127582208</text:p>
          </table:table-cell>
          <table:table-cell office:value-type="string" calcext:value-type="string">
            <text:p>F865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27926272" calcext:value-type="float">
            <text:p>-127926272</text:p>
          </table:table-cell>
          <table:table-cell office:value-type="string" calcext:value-type="string">
            <text:p>F8600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28122880" calcext:value-type="float">
            <text:p>-128122880</text:p>
          </table:table-cell>
          <table:table-cell office:value-type="string" calcext:value-type="string">
            <text:p>F85D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28139264" calcext:value-type="float">
            <text:p>-128139264</text:p>
          </table:table-cell>
          <table:table-cell office:value-type="string" calcext:value-type="string">
            <text:p>F85C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27975424" calcext:value-type="float">
            <text:p>-127975424</text:p>
          </table:table-cell>
          <table:table-cell office:value-type="string" calcext:value-type="string">
            <text:p>F85F4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27696896" calcext:value-type="float">
            <text:p>-127696896</text:p>
          </table:table-cell>
          <table:table-cell office:value-type="string" calcext:value-type="string">
            <text:p>F863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27320064" calcext:value-type="float">
            <text:p>-127320064</text:p>
          </table:table-cell>
          <table:table-cell office:value-type="string" calcext:value-type="string">
            <text:p>F8694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26795776" calcext:value-type="float">
            <text:p>-126795776</text:p>
          </table:table-cell>
          <table:table-cell office:value-type="string" calcext:value-type="string">
            <text:p>F8714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26074880" calcext:value-type="float">
            <text:p>-126074880</text:p>
          </table:table-cell>
          <table:table-cell office:value-type="string" calcext:value-type="string">
            <text:p>F87C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24502016" calcext:value-type="float">
            <text:p>-124502016</text:p>
          </table:table-cell>
          <table:table-cell office:value-type="string" calcext:value-type="string">
            <text:p>F8944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06823680" calcext:value-type="float">
            <text:p>-106823680</text:p>
          </table:table-cell>
          <table:table-cell office:value-type="string" calcext:value-type="string">
            <text:p>F9A20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06348544" calcext:value-type="float">
            <text:p>-106348544</text:p>
          </table:table-cell>
          <table:table-cell office:value-type="string" calcext:value-type="string">
            <text:p>F9A94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05889792" calcext:value-type="float">
            <text:p>-105889792</text:p>
          </table:table-cell>
          <table:table-cell office:value-type="string" calcext:value-type="string">
            <text:p>F9B0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05398272" calcext:value-type="float">
            <text:p>-105398272</text:p>
          </table:table-cell>
          <table:table-cell office:value-type="string" calcext:value-type="string">
            <text:p>F9B7C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05005056" calcext:value-type="float">
            <text:p>-105005056</text:p>
          </table:table-cell>
          <table:table-cell office:value-type="string" calcext:value-type="string">
            <text:p>F9BD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04644608" calcext:value-type="float">
            <text:p>-104644608</text:p>
          </table:table-cell>
          <table:table-cell office:value-type="string" calcext:value-type="string">
            <text:p>F9C34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04300544" calcext:value-type="float">
            <text:p>-104300544</text:p>
          </table:table-cell>
          <table:table-cell office:value-type="string" calcext:value-type="string">
            <text:p>F9C8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04136704" calcext:value-type="float">
            <text:p>-104136704</text:p>
          </table:table-cell>
          <table:table-cell office:value-type="string" calcext:value-type="string">
            <text:p>F9CB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04120320" calcext:value-type="float">
            <text:p>-104120320</text:p>
          </table:table-cell>
          <table:table-cell office:value-type="string" calcext:value-type="string">
            <text:p>F9CB4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04136704" calcext:value-type="float">
            <text:p>-104136704</text:p>
          </table:table-cell>
          <table:table-cell office:value-type="string" calcext:value-type="string">
            <text:p>F9CB0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04218624" calcext:value-type="float">
            <text:p>-104218624</text:p>
          </table:table-cell>
          <table:table-cell office:value-type="string" calcext:value-type="string">
            <text:p>F9C9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04366080" calcext:value-type="float">
            <text:p>-104366080</text:p>
          </table:table-cell>
          <table:table-cell office:value-type="string" calcext:value-type="string">
            <text:p>F9C7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04644608" calcext:value-type="float">
            <text:p>-104644608</text:p>
          </table:table-cell>
          <table:table-cell office:value-type="string" calcext:value-type="string">
            <text:p>F9C3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05136128" calcext:value-type="float">
            <text:p>-105136128</text:p>
          </table:table-cell>
          <table:table-cell office:value-type="string" calcext:value-type="string">
            <text:p>F9BBC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05676800" calcext:value-type="float">
            <text:p>-105676800</text:p>
          </table:table-cell>
          <table:table-cell office:value-type="string" calcext:value-type="string">
            <text:p>F9B38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06299392" calcext:value-type="float">
            <text:p>-106299392</text:p>
          </table:table-cell>
          <table:table-cell office:value-type="string" calcext:value-type="string">
            <text:p>F9AA0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24698624" calcext:value-type="float">
            <text:p>-124698624</text:p>
          </table:table-cell>
          <table:table-cell office:value-type="string" calcext:value-type="string">
            <text:p>F891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25272064" calcext:value-type="float">
            <text:p>-125272064</text:p>
          </table:table-cell>
          <table:table-cell office:value-type="string" calcext:value-type="string">
            <text:p>F888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25812736" calcext:value-type="float">
            <text:p>-125812736</text:p>
          </table:table-cell>
          <table:table-cell office:value-type="string" calcext:value-type="string">
            <text:p>F880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26320640" calcext:value-type="float">
            <text:p>-126320640</text:p>
          </table:table-cell>
          <table:table-cell office:value-type="string" calcext:value-type="string">
            <text:p>F8788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26812160" calcext:value-type="float">
            <text:p>-126812160</text:p>
          </table:table-cell>
          <table:table-cell office:value-type="string" calcext:value-type="string">
            <text:p>F8710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27254528" calcext:value-type="float">
            <text:p>-127254528</text:p>
          </table:table-cell>
          <table:table-cell office:value-type="string" calcext:value-type="string">
            <text:p>F86A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27614976" calcext:value-type="float">
            <text:p>-127614976</text:p>
          </table:table-cell>
          <table:table-cell office:value-type="string" calcext:value-type="string">
            <text:p>F864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27877120" calcext:value-type="float">
            <text:p>-127877120</text:p>
          </table:table-cell>
          <table:table-cell office:value-type="string" calcext:value-type="string">
            <text:p>F860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28090112" calcext:value-type="float">
            <text:p>-128090112</text:p>
          </table:table-cell>
          <table:table-cell office:value-type="string" calcext:value-type="string">
            <text:p>F85D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8221184" calcext:value-type="float">
            <text:p>-128221184</text:p>
          </table:table-cell>
          <table:table-cell office:value-type="string" calcext:value-type="string">
            <text:p>F85B8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28221184" calcext:value-type="float">
            <text:p>-128221184</text:p>
          </table:table-cell>
          <table:table-cell office:value-type="string" calcext:value-type="string">
            <text:p>F85B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28073728" calcext:value-type="float">
            <text:p>-128073728</text:p>
          </table:table-cell>
          <table:table-cell office:value-type="string" calcext:value-type="string">
            <text:p>F85D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27795200" calcext:value-type="float">
            <text:p>-127795200</text:p>
          </table:table-cell>
          <table:table-cell office:value-type="string" calcext:value-type="string">
            <text:p>F8620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27418368" calcext:value-type="float">
            <text:p>-127418368</text:p>
          </table:table-cell>
          <table:table-cell office:value-type="string" calcext:value-type="string">
            <text:p>F867C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26894080" calcext:value-type="float">
            <text:p>-126894080</text:p>
          </table:table-cell>
          <table:table-cell office:value-type="string" calcext:value-type="string">
            <text:p>F86FC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26287872" calcext:value-type="float">
            <text:p>-126287872</text:p>
          </table:table-cell>
          <table:table-cell office:value-type="string" calcext:value-type="string">
            <text:p>F879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24829696" calcext:value-type="float">
            <text:p>-124829696</text:p>
          </table:table-cell>
          <table:table-cell office:value-type="string" calcext:value-type="string">
            <text:p>F88F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07544576" calcext:value-type="float">
            <text:p>-107544576</text:p>
          </table:table-cell>
          <table:table-cell office:value-type="string" calcext:value-type="string">
            <text:p>F9970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06610688" calcext:value-type="float">
            <text:p>-106610688</text:p>
          </table:table-cell>
          <table:table-cell office:value-type="string" calcext:value-type="string">
            <text:p>F9A5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06119168" calcext:value-type="float">
            <text:p>-106119168</text:p>
          </table:table-cell>
          <table:table-cell office:value-type="string" calcext:value-type="string">
            <text:p>F9ACC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05644032" calcext:value-type="float">
            <text:p>-105644032</text:p>
          </table:table-cell>
          <table:table-cell office:value-type="string" calcext:value-type="string">
            <text:p>F9B4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05185280" calcext:value-type="float">
            <text:p>-105185280</text:p>
          </table:table-cell>
          <table:table-cell office:value-type="string" calcext:value-type="string">
            <text:p>F9BB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04759296" calcext:value-type="float">
            <text:p>-104759296</text:p>
          </table:table-cell>
          <table:table-cell office:value-type="string" calcext:value-type="string">
            <text:p>F9C1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04448000" calcext:value-type="float">
            <text:p>-104448000</text:p>
          </table:table-cell>
          <table:table-cell office:value-type="string" calcext:value-type="string">
            <text:p>F9C6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04300544" calcext:value-type="float">
            <text:p>-104300544</text:p>
          </table:table-cell>
          <table:table-cell office:value-type="string" calcext:value-type="string">
            <text:p>F9C88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04235008" calcext:value-type="float">
            <text:p>-104235008</text:p>
          </table:table-cell>
          <table:table-cell office:value-type="string" calcext:value-type="string">
            <text:p>F9C98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04169472" calcext:value-type="float">
            <text:p>-104169472</text:p>
          </table:table-cell>
          <table:table-cell office:value-type="string" calcext:value-type="string">
            <text:p>F9CA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04284160" calcext:value-type="float">
            <text:p>-104284160</text:p>
          </table:table-cell>
          <table:table-cell office:value-type="string" calcext:value-type="string">
            <text:p>F9C8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04579072" calcext:value-type="float">
            <text:p>-104579072</text:p>
          </table:table-cell>
          <table:table-cell office:value-type="string" calcext:value-type="string">
            <text:p>F9C44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04906752" calcext:value-type="float">
            <text:p>-104906752</text:p>
          </table:table-cell>
          <table:table-cell office:value-type="string" calcext:value-type="string">
            <text:p>F9BF4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05414656" calcext:value-type="float">
            <text:p>-105414656</text:p>
          </table:table-cell>
          <table:table-cell office:value-type="string" calcext:value-type="string">
            <text:p>F9B78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5938944" calcext:value-type="float">
            <text:p>-105938944</text:p>
          </table:table-cell>
          <table:table-cell office:value-type="string" calcext:value-type="string">
            <text:p>F9AF8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6528768" calcext:value-type="float">
            <text:p>-106528768</text:p>
          </table:table-cell>
          <table:table-cell office:value-type="string" calcext:value-type="string">
            <text:p>F9A6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24272640" calcext:value-type="float">
            <text:p>-124272640</text:p>
          </table:table-cell>
          <table:table-cell office:value-type="string" calcext:value-type="string">
            <text:p>F897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24911616" calcext:value-type="float">
            <text:p>-124911616</text:p>
          </table:table-cell>
          <table:table-cell office:value-type="string" calcext:value-type="string">
            <text:p>F88E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25517824" calcext:value-type="float">
            <text:p>-125517824</text:p>
          </table:table-cell>
          <table:table-cell office:value-type="string" calcext:value-type="string">
            <text:p>F884C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26058496" calcext:value-type="float">
            <text:p>-126058496</text:p>
          </table:table-cell>
          <table:table-cell office:value-type="string" calcext:value-type="string">
            <text:p>F87C8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26566400" calcext:value-type="float">
            <text:p>-126566400</text:p>
          </table:table-cell>
          <table:table-cell office:value-type="string" calcext:value-type="string">
            <text:p>F874C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27057920" calcext:value-type="float">
            <text:p>-127057920</text:p>
          </table:table-cell>
          <table:table-cell office:value-type="string" calcext:value-type="string">
            <text:p>F86D4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27533056" calcext:value-type="float">
            <text:p>-127533056</text:p>
          </table:table-cell>
          <table:table-cell office:value-type="string" calcext:value-type="string">
            <text:p>F866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27893504" calcext:value-type="float">
            <text:p>-127893504</text:p>
          </table:table-cell>
          <table:table-cell office:value-type="string" calcext:value-type="string">
            <text:p>F8608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8188416" calcext:value-type="float">
            <text:p>-128188416</text:p>
          </table:table-cell>
          <table:table-cell office:value-type="string" calcext:value-type="string">
            <text:p>F85C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8450560" calcext:value-type="float">
            <text:p>-128450560</text:p>
          </table:table-cell>
          <table:table-cell office:value-type="string" calcext:value-type="string">
            <text:p>F858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8499712" calcext:value-type="float">
            <text:p>-128499712</text:p>
          </table:table-cell>
          <table:table-cell office:value-type="string" calcext:value-type="string">
            <text:p>F8574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28483328" calcext:value-type="float">
            <text:p>-128483328</text:p>
          </table:table-cell>
          <table:table-cell office:value-type="string" calcext:value-type="string">
            <text:p>F857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28286720" calcext:value-type="float">
            <text:p>-128286720</text:p>
          </table:table-cell>
          <table:table-cell office:value-type="string" calcext:value-type="string">
            <text:p>F85A8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28040960" calcext:value-type="float">
            <text:p>-128040960</text:p>
          </table:table-cell>
          <table:table-cell office:value-type="string" calcext:value-type="string">
            <text:p>F85E4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27631360" calcext:value-type="float">
            <text:p>-127631360</text:p>
          </table:table-cell>
          <table:table-cell office:value-type="string" calcext:value-type="string">
            <text:p>F864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27057920" calcext:value-type="float">
            <text:p>-127057920</text:p>
          </table:table-cell>
          <table:table-cell office:value-type="string" calcext:value-type="string">
            <text:p>F86D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26435328" calcext:value-type="float">
            <text:p>-126435328</text:p>
          </table:table-cell>
          <table:table-cell office:value-type="string" calcext:value-type="string">
            <text:p>F876C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25747200" calcext:value-type="float">
            <text:p>-125747200</text:p>
          </table:table-cell>
          <table:table-cell office:value-type="string" calcext:value-type="string">
            <text:p>F8814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24977152" calcext:value-type="float">
            <text:p>-124977152</text:p>
          </table:table-cell>
          <table:table-cell office:value-type="string" calcext:value-type="string">
            <text:p>F88D0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23076608" calcext:value-type="float">
            <text:p>-123076608</text:p>
          </table:table-cell>
          <table:table-cell office:value-type="string" calcext:value-type="string">
            <text:p>F8AA0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08871680" calcext:value-type="float">
            <text:p>-108871680</text:p>
          </table:table-cell>
          <table:table-cell office:value-type="string" calcext:value-type="string">
            <text:p>F982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06659840" calcext:value-type="float">
            <text:p>-106659840</text:p>
          </table:table-cell>
          <table:table-cell office:value-type="string" calcext:value-type="string">
            <text:p>F9A48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06233856" calcext:value-type="float">
            <text:p>-106233856</text:p>
          </table:table-cell>
          <table:table-cell office:value-type="string" calcext:value-type="string">
            <text:p>F9AB0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05775104" calcext:value-type="float">
            <text:p>-105775104</text:p>
          </table:table-cell>
          <table:table-cell office:value-type="string" calcext:value-type="string">
            <text:p>F9B2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05316352" calcext:value-type="float">
            <text:p>-105316352</text:p>
          </table:table-cell>
          <table:table-cell office:value-type="string" calcext:value-type="string">
            <text:p>F9B90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04923136" calcext:value-type="float">
            <text:p>-104923136</text:p>
          </table:table-cell>
          <table:table-cell office:value-type="string" calcext:value-type="string">
            <text:p>F9BF0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04562688" calcext:value-type="float">
            <text:p>-104562688</text:p>
          </table:table-cell>
          <table:table-cell office:value-type="string" calcext:value-type="string">
            <text:p>F9C48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04300544" calcext:value-type="float">
            <text:p>-104300544</text:p>
          </table:table-cell>
          <table:table-cell office:value-type="string" calcext:value-type="string">
            <text:p>F9C88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04251392" calcext:value-type="float">
            <text:p>-104251392</text:p>
          </table:table-cell>
          <table:table-cell office:value-type="string" calcext:value-type="string">
            <text:p>F9C94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04300544" calcext:value-type="float">
            <text:p>-104300544</text:p>
          </table:table-cell>
          <table:table-cell office:value-type="string" calcext:value-type="string">
            <text:p>F9C88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04366080" calcext:value-type="float">
            <text:p>-104366080</text:p>
          </table:table-cell>
          <table:table-cell office:value-type="string" calcext:value-type="string">
            <text:p>F9C78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04529920" calcext:value-type="float">
            <text:p>-104529920</text:p>
          </table:table-cell>
          <table:table-cell office:value-type="string" calcext:value-type="string">
            <text:p>F9C5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04841216" calcext:value-type="float">
            <text:p>-104841216</text:p>
          </table:table-cell>
          <table:table-cell office:value-type="string" calcext:value-type="string">
            <text:p>F9C0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05267200" calcext:value-type="float">
            <text:p>-105267200</text:p>
          </table:table-cell>
          <table:table-cell office:value-type="string" calcext:value-type="string">
            <text:p>F9B9C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05791488" calcext:value-type="float">
            <text:p>-105791488</text:p>
          </table:table-cell>
          <table:table-cell office:value-type="string" calcext:value-type="string">
            <text:p>F9B1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06414080" calcext:value-type="float">
            <text:p>-106414080</text:p>
          </table:table-cell>
          <table:table-cell office:value-type="string" calcext:value-type="string">
            <text:p>F9A8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2:52:54.262160811</dc:date>
    <meta:editing-duration>PT1M28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57cm" svg:height="22.818cm" xlink:href=".." xlink:type="simple" chart:class="chart:scatter" chart:style-name="ch1">
        <chart:legend chart:legend-position="end" svg:x="32.718cm" svg:y="11.11cm" style:legend-expansion="high" chart:style-name="ch2"/>
        <chart:plot-area chart:style-name="ch3" table:cell-range-address="18s.A1:18s.B1000" svg:x="0.711cm" svg:y="0.456cm" svg:width="31.296cm" svg:height="21.906cm">
          <chartooo:coordinate-region svg:x="2.735cm" svg:y="0.655cm" svg:width="28.9cm" svg:height="21.5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8s.B1:18s.B1000" chart:class="chart:scatter">
            <chart:domain table:cell-range-address="18s.A1:18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8s.A1:18s.A1000</svg:desc>
                </draw:g>
              </table:table-cell>
              <table:table-cell office:value-type="float" office:value="-115556352">
                <text:p>-115556352</text:p>
                <draw:g>
                  <svg:desc>18s.B1:18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24141568">
                <text:p>-124141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24911616">
                <text:p>-124911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25485056">
                <text:p>-12548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26009344">
                <text:p>-126009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26484480">
                <text:p>-126484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26910464">
                <text:p>-126910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27303680">
                <text:p>-127303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27746048">
                <text:p>-127746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28106496">
                <text:p>-128106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28319488">
                <text:p>-128319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28368640">
                <text:p>-128368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28237568">
                <text:p>-128237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28090112">
                <text:p>-12809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27860736">
                <text:p>-127860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27467520">
                <text:p>-127467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26992384">
                <text:p>-126992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26418944">
                <text:p>-126418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25698048">
                <text:p>-125698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24911616">
                <text:p>-124911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23994112">
                <text:p>-123994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3819648">
                <text:p>-113819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06479616">
                <text:p>-106479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05938944">
                <text:p>-105938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05512960">
                <text:p>-1055129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05103360">
                <text:p>-1051033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04759296">
                <text:p>-104759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04333312">
                <text:p>-104333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04087552">
                <text:p>-104087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04038400">
                <text:p>-104038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04038400">
                <text:p>-104038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04267776">
                <text:p>-1042677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04448000">
                <text:p>-10444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04644608">
                <text:p>-104644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05021440">
                <text:p>-1050214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05562112">
                <text:p>-105562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06217472">
                <text:p>-106217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06921984">
                <text:p>-106921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07724800">
                <text:p>-1077248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23977728">
                <text:p>-123977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24665856">
                <text:p>-124665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25337600">
                <text:p>-1253376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25861888">
                <text:p>-125861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26304256">
                <text:p>-126304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26763008">
                <text:p>-126763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27172608">
                <text:p>-127172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27565824">
                <text:p>-127565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27877120">
                <text:p>-127877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28073728">
                <text:p>-128073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28057344">
                <text:p>-128057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27795200">
                <text:p>-127795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27434752">
                <text:p>-127434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26959616">
                <text:p>-1269596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26304256">
                <text:p>-126304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25632512">
                <text:p>-125632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24862464">
                <text:p>-124862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23961344">
                <text:p>-123961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08167168">
                <text:p>-1081671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07085824">
                <text:p>-107085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06020864">
                <text:p>-1060208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05594880">
                <text:p>-1055948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05103360">
                <text:p>-1051033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04677376">
                <text:p>-1046773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04349696">
                <text:p>-1043496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04136704">
                <text:p>-1041367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04087552">
                <text:p>-1040875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04136704">
                <text:p>-1041367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04202240">
                <text:p>-1042022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04480768">
                <text:p>-104480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04824832">
                <text:p>-1048248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05136128">
                <text:p>-105136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05709568">
                <text:p>-105709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06315776">
                <text:p>-106315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07839488">
                <text:p>-107839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08625920">
                <text:p>-1086259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22503168">
                <text:p>-1225031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24780544">
                <text:p>-124780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25370368">
                <text:p>-125370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25861888">
                <text:p>-125861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26353408">
                <text:p>-1263534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26894080">
                <text:p>-1268940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27336448">
                <text:p>-127336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27664128">
                <text:p>-127664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27942656">
                <text:p>-1279426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28122880">
                <text:p>-1281228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28270336">
                <text:p>-1282703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28352256">
                <text:p>-128352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28237568">
                <text:p>-128237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27975424">
                <text:p>-127975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27631360">
                <text:p>-1276313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27107072">
                <text:p>-1271070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26468096">
                <text:p>-1264680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25779968">
                <text:p>-1257799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25026304">
                <text:p>-1250263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24207104">
                <text:p>-124207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06725376">
                <text:p>-106725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06250240">
                <text:p>-1062502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05775104">
                <text:p>-1057751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05349120">
                <text:p>-105349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04939520">
                <text:p>-1049395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04628224">
                <text:p>-104628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04448000">
                <text:p>-104448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04431616">
                <text:p>-104431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04611840">
                <text:p>-1046118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04906752">
                <text:p>-1049067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05349120">
                <text:p>-1053491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05906176">
                <text:p>-105906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07233280">
                <text:p>-1072332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8636544">
                <text:p>-118636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21831424">
                <text:p>-1218314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24305408">
                <text:p>-1243054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25026304">
                <text:p>-125026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25632512">
                <text:p>-1256325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26140416">
                <text:p>-126140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26631936">
                <text:p>-126631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27107072">
                <text:p>-1271070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27614976">
                <text:p>-1276149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28008192">
                <text:p>-1280081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28286720">
                <text:p>-1282867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28516096">
                <text:p>-1285160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28598016">
                <text:p>-1285980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28581632">
                <text:p>-128581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28499712">
                <text:p>-128499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28221184">
                <text:p>-128221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27926272">
                <text:p>-1279262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27483904">
                <text:p>-1274839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26877696">
                <text:p>-126877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26156800">
                <text:p>-1261568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25353984">
                <text:p>-125353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24502016">
                <text:p>-1245020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1733120">
                <text:p>-121733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08625920">
                <text:p>-1086259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08068864">
                <text:p>-108068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07479040">
                <text:p>-1074790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06938368">
                <text:p>-106938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06496000">
                <text:p>-106496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06053632">
                <text:p>-1060536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05562112">
                <text:p>-105562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05185280">
                <text:p>-1051852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04857600">
                <text:p>-1048576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04628224">
                <text:p>-104628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04513536">
                <text:p>-1045135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04480768">
                <text:p>-1044807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04562688">
                <text:p>-1045626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04824832">
                <text:p>-1048248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05103360">
                <text:p>-1051033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05447424">
                <text:p>-1054474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06004480">
                <text:p>-1060044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06577920">
                <text:p>-1065779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09838336">
                <text:p>-1098383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21765888">
                <text:p>-121765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24223488">
                <text:p>-1242234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24895232">
                <text:p>-1248952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25534208">
                <text:p>-125534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26124032">
                <text:p>-1261240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26566400">
                <text:p>-126566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26959616">
                <text:p>-1269596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27369216">
                <text:p>-127369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27778816">
                <text:p>-1277788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28204800">
                <text:p>-1282048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28434176">
                <text:p>-1284341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28565248">
                <text:p>-1285652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28581632">
                <text:p>-128581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28450560">
                <text:p>-1284505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28303104">
                <text:p>-128303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27877120">
                <text:p>-1278771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27385600">
                <text:p>-1273856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26844928">
                <text:p>-1268449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25304832">
                <text:p>-1253048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24469248">
                <text:p>-1244692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06889216">
                <text:p>-1068892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06266624">
                <text:p>-1062666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05791488">
                <text:p>-1057914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05365504">
                <text:p>-1053655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05021440">
                <text:p>-1050214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04693760">
                <text:p>-1046937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04235008">
                <text:p>-104235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04185856">
                <text:p>-1041858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04333312">
                <text:p>-104333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04546304">
                <text:p>-1045463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04824832">
                <text:p>-1048248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05234432">
                <text:p>-1052344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05693184">
                <text:p>-1056931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06283008">
                <text:p>-1062830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07020288">
                <text:p>-1070202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23944960">
                <text:p>-1239449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24698624">
                <text:p>-1246986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25861888">
                <text:p>-1258618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26402560">
                <text:p>-1264025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26828544">
                <text:p>-1268285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27254528">
                <text:p>-1272545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27680512">
                <text:p>-127680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27991808">
                <text:p>-1279918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28270336">
                <text:p>-1282703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28401408">
                <text:p>-1284014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28385024">
                <text:p>-1283850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28303104">
                <text:p>-128303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28057344">
                <text:p>-128057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27696896">
                <text:p>-1276968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27270912">
                <text:p>-1272709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26681088">
                <text:p>-1266810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25992960">
                <text:p>-1259929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25222912">
                <text:p>-1252229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24354560">
                <text:p>-1243545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17096448">
                <text:p>-1170964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07986944">
                <text:p>-1079869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06790912">
                <text:p>-106790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06332160">
                <text:p>-1063321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05922560">
                <text:p>-1059225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05496576">
                <text:p>-105496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05054208">
                <text:p>-1050542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04644608">
                <text:p>-1046446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04284160">
                <text:p>-1042841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04202240">
                <text:p>-1042022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04316928">
                <text:p>-1043169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04431616">
                <text:p>-1044316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04644608">
                <text:p>-1046446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04906752">
                <text:p>-1049067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05283584">
                <text:p>-1052835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05857024">
                <text:p>-105857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06446848">
                <text:p>-1064468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7102208">
                <text:p>-1071022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24092416">
                <text:p>-1240924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24764160">
                <text:p>-1247641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25353984">
                <text:p>-1253539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25927424">
                <text:p>-1259274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26418944">
                <text:p>-1264189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26910464">
                <text:p>-1269104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27385600">
                <text:p>-1273856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27746048">
                <text:p>-1277460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28122880">
                <text:p>-1281228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28385024">
                <text:p>-1283850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8598016">
                <text:p>-1285980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8581632">
                <text:p>-1285816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8303104">
                <text:p>-128303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8106496">
                <text:p>-1281064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7778816">
                <text:p>-1277788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7287296">
                <text:p>-1272872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6730240">
                <text:p>-1267302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26058496">
                <text:p>-1260584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25272064">
                <text:p>-1252720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24436480">
                <text:p>-1244364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08068864">
                <text:p>-1080688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06938368">
                <text:p>-1069383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06463232">
                <text:p>-106463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06037248">
                <text:p>-1060372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05611264">
                <text:p>-1056112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05152512">
                <text:p>-1051525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04726528">
                <text:p>-1047265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04464384">
                <text:p>-1044643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04316928">
                <text:p>-1043169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04448000">
                <text:p>-104448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04611840">
                <text:p>-1046118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04890368">
                <text:p>-1048903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5365504">
                <text:p>-1053655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5873408">
                <text:p>-1058734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6479616">
                <text:p>-1064796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7905024">
                <text:p>-1079050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9570432">
                <text:p>-1195704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22601472">
                <text:p>-122601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24157952">
                <text:p>-1241579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24895232">
                <text:p>-124895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26140416">
                <text:p>-126140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26599168">
                <text:p>-1265991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27025152">
                <text:p>-1270251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27467520">
                <text:p>-12746752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27975424">
                <text:p>-1279754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28335872">
                <text:p>-1283358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28565248">
                <text:p>-1285652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8696320">
                <text:p>-1286963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8696320">
                <text:p>-1286963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8565248">
                <text:p>-1285652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8352256">
                <text:p>-1283522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8040960">
                <text:p>-1280409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7614976">
                <text:p>-1276149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7074304">
                <text:p>-1270743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26435328">
                <text:p>-126435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25616128">
                <text:p>-1256161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24715008">
                <text:p>-1247150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07724800">
                <text:p>-1077248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06774528">
                <text:p>-1067745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06266624">
                <text:p>-1062666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05758720">
                <text:p>-1057587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05299968">
                <text:p>-1052999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05021440">
                <text:p>-1050214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04792064">
                <text:p>-104792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04595456">
                <text:p>-1045954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04579072">
                <text:p>-1045790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04677376">
                <text:p>-1046773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04873984">
                <text:p>-1048739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05185280">
                <text:p>-1051852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25075456">
                <text:p>-1250754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25698048">
                <text:p>-125698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26222336">
                <text:p>-126222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26681088">
                <text:p>-1266810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27090688">
                <text:p>-1270906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27500288">
                <text:p>-1275002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27844352">
                <text:p>-1278443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28155648">
                <text:p>-1281556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28335872">
                <text:p>-1283358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28352256">
                <text:p>-1283522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28352256">
                <text:p>-1283522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28237568">
                <text:p>-1282375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27893504">
                <text:p>-1278935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27418368">
                <text:p>-1274183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26894080">
                <text:p>-1268940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25534208">
                <text:p>-1255342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24682240">
                <text:p>-12468224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23748352">
                <text:p>-1237483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1640576">
                <text:p>-1116405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08019712">
                <text:p>-108019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07446272">
                <text:p>-1074462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06938368">
                <text:p>-1069383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06479616">
                <text:p>-1064796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06053632">
                <text:p>-1060536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05676800">
                <text:p>-1056768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05201664">
                <text:p>-1052016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04710144">
                <text:p>-104710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04398848">
                <text:p>-1043988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04218624">
                <text:p>-1042186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04202240">
                <text:p>-1042022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04349696">
                <text:p>-1043496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04546304">
                <text:p>-1045463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04775680">
                <text:p>-1047756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05136128">
                <text:p>-105136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05562112">
                <text:p>-1055621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06086400">
                <text:p>-1060864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24452864">
                <text:p>-1244528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25157376">
                <text:p>-1251573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25698048">
                <text:p>-1256980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26173184">
                <text:p>-1261731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26664704">
                <text:p>-1266647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27090688">
                <text:p>-1270906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27533056">
                <text:p>-1275330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27926272">
                <text:p>-1279262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28368640">
                <text:p>-12836864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28417792">
                <text:p>-1284177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28401408">
                <text:p>-1284014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28204800">
                <text:p>-1282048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27893504">
                <text:p>-1278935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27483904">
                <text:p>-1274839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26959616">
                <text:p>-1269596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26369792">
                <text:p>-126369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25517824">
                <text:p>-125517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24665856">
                <text:p>-1246658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23813888">
                <text:p>-1238138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9242752">
                <text:p>-1192427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3688576">
                <text:p>-1136885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08232704">
                <text:p>-10823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07610112">
                <text:p>-1076101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06954752">
                <text:p>-1069547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06381312">
                <text:p>-1063813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05938944">
                <text:p>-1059389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05512960">
                <text:p>-10551296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05054208">
                <text:p>-1050542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04660992">
                <text:p>-1046609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04251392">
                <text:p>-1042513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04251392">
                <text:p>-1042513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04251392">
                <text:p>-1042513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04382464">
                <text:p>-1043824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04628224">
                <text:p>-1046282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04890368">
                <text:p>-1048903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05299968">
                <text:p>-1052999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05889792">
                <text:p>-1058897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06496000">
                <text:p>-106496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08052480">
                <text:p>-1080524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3491968">
                <text:p>-1134919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8587392">
                <text:p>-1185873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24813312">
                <text:p>-1248133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25370368">
                <text:p>-12537036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25845504">
                <text:p>-1258455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26271488">
                <text:p>-12627148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26697472">
                <text:p>-1266974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27156224">
                <text:p>-1271562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27598592">
                <text:p>-1275985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27991808">
                <text:p>-1279918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28270336">
                <text:p>-1282703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28073728">
                <text:p>-1280737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27959040">
                <text:p>-12795904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27582208">
                <text:p>-1275822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27139840">
                <text:p>-12713984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26631936">
                <text:p>-1266319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25992960">
                <text:p>-12599296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24551168">
                <text:p>-1245511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22683392">
                <text:p>-1226833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06676224">
                <text:p>-1066762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06283008">
                <text:p>-1062830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05775104">
                <text:p>-1057751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05283584">
                <text:p>-1052835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04808448">
                <text:p>-1048084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04415232">
                <text:p>-1044152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04251392">
                <text:p>-1042513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04054784">
                <text:p>-1040547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03989248">
                <text:p>-1039892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04022016">
                <text:p>-1040220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04038400">
                <text:p>-1040384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04218624">
                <text:p>-1042186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04562688">
                <text:p>-1045626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04988672">
                <text:p>-1049886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05578496">
                <text:p>-1055784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06283008">
                <text:p>-1062830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07003904">
                <text:p>-1070039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07790336">
                <text:p>-1077903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24108800">
                <text:p>-1241088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24829696">
                <text:p>-1248296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25452288">
                <text:p>-1254522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25927424">
                <text:p>-1259274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26418944">
                <text:p>-1264189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26812160">
                <text:p>-1268121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27188992">
                <text:p>-1271889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27582208">
                <text:p>-1275822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27926272">
                <text:p>-1279262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28122880">
                <text:p>-1281228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28139264">
                <text:p>-1281392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27975424">
                <text:p>-1279754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27696896">
                <text:p>-1276968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27320064">
                <text:p>-1273200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26795776">
                <text:p>-1267957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26074880">
                <text:p>-1260748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24502016">
                <text:p>-1245020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22650624">
                <text:p>-1226506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21733120">
                <text:p>-1217331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07921408">
                <text:p>-1079214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06823680">
                <text:p>-1068236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06348544">
                <text:p>-1063485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05889792">
                <text:p>-1058897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05398272">
                <text:p>-1053982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05005056">
                <text:p>-1050050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04644608">
                <text:p>-1046446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04300544">
                <text:p>-1043005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04136704">
                <text:p>-1041367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04120320">
                <text:p>-1041203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04136704">
                <text:p>-1041367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04218624">
                <text:p>-1042186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04366080">
                <text:p>-1043660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04644608">
                <text:p>-1046446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05136128">
                <text:p>-1051361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05676800">
                <text:p>-1056768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06299392">
                <text:p>-1062993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07102208">
                <text:p>-1071022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24010496">
                <text:p>-1240104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24698624">
                <text:p>-1246986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25272064">
                <text:p>-1252720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25812736">
                <text:p>-1258127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26320640">
                <text:p>-12632064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26812160">
                <text:p>-1268121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27254528">
                <text:p>-1272545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27614976">
                <text:p>-1276149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27877120">
                <text:p>-1278771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28090112">
                <text:p>-128090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28221184">
                <text:p>-1282211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28221184">
                <text:p>-1282211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28073728">
                <text:p>-1280737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27795200">
                <text:p>-1277952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27418368">
                <text:p>-1274183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26894080">
                <text:p>-12689408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26287872">
                <text:p>-1262878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24829696">
                <text:p>-1248296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23863040">
                <text:p>-12386304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21929728">
                <text:p>-1219297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0084096">
                <text:p>-1100840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08183552">
                <text:p>-1081835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07544576">
                <text:p>-1075445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06610688">
                <text:p>-1066106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06119168">
                <text:p>-1061191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05644032">
                <text:p>-1056440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05185280">
                <text:p>-1051852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04759296">
                <text:p>-1047592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04448000">
                <text:p>-104448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04300544">
                <text:p>-1043005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04235008">
                <text:p>-1042350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04169472">
                <text:p>-1041694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04284160">
                <text:p>-1042841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04579072">
                <text:p>-1045790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04906752">
                <text:p>-104906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05414656">
                <text:p>-1054146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05938944">
                <text:p>-1059389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06528768">
                <text:p>-1065287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08101632">
                <text:p>-1081016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22699776">
                <text:p>-1226997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24272640">
                <text:p>-1242726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24911616">
                <text:p>-1249116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25517824">
                <text:p>-1255178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26058496">
                <text:p>-1260584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26566400">
                <text:p>-126566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27057920">
                <text:p>-1270579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27533056">
                <text:p>-1275330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27893504">
                <text:p>-1278935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28188416">
                <text:p>-1281884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28450560">
                <text:p>-1284505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28499712">
                <text:p>-1284997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28483328">
                <text:p>-1284833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28286720">
                <text:p>-1282867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28040960">
                <text:p>-12804096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27631360">
                <text:p>-1276313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27057920">
                <text:p>-1270579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26435328">
                <text:p>-1264353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25747200">
                <text:p>-1257472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24977152">
                <text:p>-1249771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24059648">
                <text:p>-1240596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23076608">
                <text:p>-1230766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08871680">
                <text:p>-1088716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08183552">
                <text:p>-1081835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06659840">
                <text:p>-10665984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06233856">
                <text:p>-1062338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05775104">
                <text:p>-1057751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05316352">
                <text:p>-1053163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04923136">
                <text:p>-1049231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04562688">
                <text:p>-1045626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04300544">
                <text:p>-1043005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04251392">
                <text:p>-1042513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04300544">
                <text:p>-1043005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04366080">
                <text:p>-1043660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04529920">
                <text:p>-1045299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04841216">
                <text:p>-1048412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05267200">
                <text:p>-105267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05791488">
                <text:p>-1057914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06414080">
                <text:p>-1064140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1640576">
                <text:p>-1116405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3606656">
                <text:p>-1136066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4589696">
                <text:p>-114589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